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31cm"/>
    </style:style>
    <style:style style:name="co2" style:family="table-column">
      <style:table-column-properties fo:break-before="auto" style:column-width="2.99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Feuille1" table:style-name="ta1">
        <table:shapes>
          <draw:frame draw:z-index="0" draw:style-name="gr1" svg:width="18.636cm" svg:height="17.119cm" svg:x="29.56cm" svg:y="2.245cm">
            <draw:object draw:notify-on-update-of-ranges="Feuille1.A1:Feuille1.A1 Feuille1.A2:Feuille1.A49 Feuille1.B1:Feuille1.B1 Feuille1.B2:Feuille1.B49 Feuille1.C1:Feuille1.C49 Feuille1.I1:Feuille1.I1 Feuille1.I1:Feuille1.I49 Feuille1.C2:Feuille1.C49 Feuille1.H1:Feuille1.H1 Feuille1.H2:Feuille1.H49 Feuille1.C2:Feuille1.C49 Feuille1.K1:Feuille1.K1 Feuille1.F2:Feuille1.F49 Feuille1.C2:Feuille1.C49 Feuille1.K2:Feuille1.K2 Feuille1.D2:Feuille1.D4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8" table:default-cell-style-name="Default"/>
        <table:table-row table:style-name="ro1">
          <table:table-cell office:value-type="string">
            <text:p>Cores</text:p>
          </table:table-cell>
          <table:table-cell office:value-type="string">
            <text:p>Step/mn</text:p>
          </table:table-cell>
          <table:table-cell office:value-type="string">
            <text:p>Cores</text:p>
          </table:table-cell>
          <table:table-cell office:value-type="string">
            <text:p>theorique</text:p>
          </table:table-cell>
          <table:table-cell table:formula="of:=[.B3]/[.A3]" office:value-type="float" office:value="0.173591563415203">
            <text:p>0,1735915634</text:p>
          </table:table-cell>
          <table:table-cell office:value-type="float" office:value="1200">
            <text:p>1200</text:p>
          </table:table-cell>
          <table:table-cell table:formula="of:=86400/[.$F$1]*365" office:value-type="float" office:value="26280">
            <text:p>26280</text:p>
          </table:table-cell>
          <table:table-cell office:value-type="string">
            <text:p>CPU/yr</text:p>
          </table:table-cell>
          <table:table-cell office:value-type="string">
            <text:p>Efficiency %</text:p>
          </table:table-cell>
          <table:table-cell/>
          <table:table-cell office:value-type="string">
            <text:p>Elaps/1yr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36.7811586429207">
            <text:p>36,7811586429</text:p>
          </table:table-cell>
          <table:table-cell office:value-type="float" office:value="240">
            <text:p>240</text:p>
          </table:table-cell>
          <table:table-cell table:formula="of:=[.C2]*[.$E$1]" office:value-type="float" office:value="41.6619752196488">
            <text:p>41,6619752196</text:p>
          </table:table-cell>
          <table:table-cell/>
          <table:table-cell table:formula="of:=[.$G$1]/[.B2]/60" office:value-type="float" office:value="11.9082708691207">
            <text:p>11,9082708691</text:p>
          </table:table-cell>
          <table:table-cell/>
          <table:table-cell table:formula="of:=[.F2]*[.C2]/10" office:value-type="float" office:value="285.798500858897">
            <text:p>285,7985008589</text:p>
          </table:table-cell>
          <table:table-cell table:formula="of:=[.B2]/[.D2]*100" office:value-type="float" office:value="88.2847211372107">
            <text:p>88,2847211372</text:p>
          </table:table-cell>
          <table:table-cell/>
          <table:table-cell office:value-type="string">
            <text:p>Theoric</text:p>
          </table:table-cell>
        </table:table-row>
        <table:table-row table:style-name="ro2">
          <table:table-cell office:value-type="float" office:value="280">
            <text:p>280</text:p>
          </table:table-cell>
          <table:table-cell office:value-type="float" office:value="48.6056377562569">
            <text:p>48,6056377563</text:p>
          </table:table-cell>
          <table:table-cell office:value-type="float" office:value="280">
            <text:p>280</text:p>
          </table:table-cell>
          <table:table-cell table:formula="of:=[.C3]*[.$E$1]" office:value-type="float" office:value="48.6056377562569">
            <text:p>48,6056377563</text:p>
          </table:table-cell>
          <table:table-cell/>
          <table:table-cell table:formula="of:=[.$G$1]/[.B3]/60" office:value-type="float" office:value="9.0113003392002">
            <text:p>9,0113003392</text:p>
          </table:table-cell>
          <table:table-cell/>
          <table:table-cell table:formula="of:=[.F3]*[.C3]/10" office:value-type="float" office:value="252.316409497606">
            <text:p>252,3164094976</text:p>
          </table:table-cell>
          <table:table-cell table:formula="of:=[.B3]/[.D3]*100" office:value-type="float" office:value="100">
            <text:p>100</text:p>
          </table:table-cell>
          <table:table-cell table:number-columns-repeated="2"/>
        </table:table-row>
        <table:table-row table:style-name="ro2">
          <table:table-cell office:value-type="float" office:value="360">
            <text:p>360</text:p>
          </table:table-cell>
          <table:table-cell office:value-type="float" office:value="62.9793716692203">
            <text:p>62,9793716692</text:p>
          </table:table-cell>
          <table:table-cell office:value-type="float" office:value="360">
            <text:p>360</text:p>
          </table:table-cell>
          <table:table-cell table:formula="of:=[.C4]*[.$E$1]" office:value-type="float" office:value="62.4929628294732">
            <text:p>62,4929628295</text:p>
          </table:table-cell>
          <table:table-cell/>
          <table:table-cell table:formula="of:=[.$G$1]/[.B4]/60" office:value-type="float" office:value="6.95465814267662">
            <text:p>6,9546581427</text:p>
          </table:table-cell>
          <table:table-cell/>
          <table:table-cell table:formula="of:=[.F4]*[.C4]/10" office:value-type="float" office:value="250.367693136358">
            <text:p>250,3676931364</text:p>
          </table:table-cell>
          <table:table-cell table:formula="of:=[.B4]/[.D4]*100" office:value-type="float" office:value="100.778341780777">
            <text:p>100,7783417808</text:p>
          </table:table-cell>
          <table:table-cell table:number-columns-repeated="2"/>
        </table:table-row>
        <table:table-row table:style-name="ro2">
          <table:table-cell office:value-type="float" office:value="400">
            <text:p>400</text:p>
          </table:table-cell>
          <table:table-cell office:value-type="float" office:value="66.6629716119721">
            <text:p>66,662971612</text:p>
          </table:table-cell>
          <table:table-cell office:value-type="float" office:value="400">
            <text:p>400</text:p>
          </table:table-cell>
          <table:table-cell table:formula="of:=[.C5]*[.$E$1]" office:value-type="float" office:value="69.4366253660813">
            <text:p>69,4366253661</text:p>
          </table:table-cell>
          <table:table-cell/>
          <table:table-cell table:formula="of:=[.$G$1]/[.B5]/60" office:value-type="float" office:value="6.57036416782445">
            <text:p>6,5703641678</text:p>
          </table:table-cell>
          <table:table-cell/>
          <table:table-cell table:formula="of:=[.F5]*[.C5]/10" office:value-type="float" office:value="262.814566712978">
            <text:p>262,814566713</text:p>
          </table:table-cell>
          <table:table-cell table:formula="of:=[.B5]/[.D5]*100" office:value-type="float" office:value="96.0054888331827">
            <text:p>96,0054888332</text:p>
          </table:table-cell>
          <table:table-cell table:number-columns-repeated="2"/>
        </table:table-row>
        <table:table-row table:style-name="ro2">
          <table:table-cell office:value-type="float" office:value="440">
            <text:p>440</text:p>
          </table:table-cell>
          <table:table-cell office:value-type="float" office:value="71.4357693589598">
            <text:p>71,435769359</text:p>
          </table:table-cell>
          <table:table-cell office:value-type="float" office:value="440">
            <text:p>440</text:p>
          </table:table-cell>
          <table:table-cell table:formula="of:=[.C6]*[.$E$1]" office:value-type="float" office:value="76.3802879026894">
            <text:p>76,3802879027</text:p>
          </table:table-cell>
          <table:table-cell/>
          <table:table-cell table:formula="of:=[.$G$1]/[.B6]/60" office:value-type="float" office:value="6.13138213433498">
            <text:p>6,1313821343</text:p>
          </table:table-cell>
          <table:table-cell/>
          <table:table-cell table:formula="of:=[.F6]*[.C6]/10" office:value-type="float" office:value="269.780813910739">
            <text:p>269,7808139107</text:p>
          </table:table-cell>
          <table:table-cell table:formula="of:=[.B6]/[.D6]*100" office:value-type="float" office:value="93.5264468366117">
            <text:p>93,5264468366</text:p>
          </table:table-cell>
          <table:table-cell table:number-columns-repeated="2"/>
        </table:table-row>
        <table:table-row table:style-name="ro2">
          <table:table-cell office:value-type="float" office:value="480">
            <text:p>480</text:p>
          </table:table-cell>
          <table:table-cell office:value-type="float" office:value="88.6343466971076">
            <text:p>88,6343466971</text:p>
          </table:table-cell>
          <table:table-cell office:value-type="float" office:value="480">
            <text:p>480</text:p>
          </table:table-cell>
          <table:table-cell table:formula="of:=[.C7]*[.$E$1]" office:value-type="float" office:value="83.3239504392975">
            <text:p>83,3239504393</text:p>
          </table:table-cell>
          <table:table-cell/>
          <table:table-cell table:formula="of:=[.$G$1]/[.B7]/60" office:value-type="float" office:value="4.94165090985314">
            <text:p>4,9416509099</text:p>
          </table:table-cell>
          <table:table-cell/>
          <table:table-cell table:formula="of:=[.F7]*[.C7]/10" office:value-type="float" office:value="237.199243672951">
            <text:p>237,199243673</text:p>
          </table:table-cell>
          <table:table-cell table:formula="of:=[.B7]/[.D7]*100" office:value-type="float" office:value="106.373193097318">
            <text:p>106,3731930973</text:p>
          </table:table-cell>
          <table:table-cell table:number-columns-repeated="2"/>
        </table:table-row>
        <table:table-row table:style-name="ro2">
          <table:table-cell office:value-type="float" office:value="520">
            <text:p>520</text:p>
          </table:table-cell>
          <table:table-cell office:value-type="float" office:value="82.2294923739462">
            <text:p>82,2294923739</text:p>
          </table:table-cell>
          <table:table-cell office:value-type="float" office:value="520">
            <text:p>520</text:p>
          </table:table-cell>
          <table:table-cell table:formula="of:=[.C8]*[.$E$1]" office:value-type="float" office:value="90.2676129759057">
            <text:p>90,2676129759</text:p>
          </table:table-cell>
          <table:table-cell/>
          <table:table-cell table:formula="of:=[.$G$1]/[.B8]/60" office:value-type="float" office:value="5.32655604887057">
            <text:p>5,3265560489</text:p>
          </table:table-cell>
          <table:table-cell/>
          <table:table-cell table:formula="of:=[.F8]*[.C8]/10" office:value-type="float" office:value="276.98091454127">
            <text:p>276,9809145413</text:p>
          </table:table-cell>
          <table:table-cell table:formula="of:=[.B8]/[.D8]*100" office:value-type="float" office:value="91.0952330110856">
            <text:p>91,0952330111</text:p>
          </table:table-cell>
          <table:table-cell table:number-columns-repeated="2"/>
        </table:table-row>
        <table:table-row table:style-name="ro2">
          <table:table-cell office:value-type="float" office:value="560">
            <text:p>560</text:p>
          </table:table-cell>
          <table:table-cell office:value-type="float" office:value="97.555711388693">
            <text:p>97,5557113887</text:p>
          </table:table-cell>
          <table:table-cell office:value-type="float" office:value="560">
            <text:p>560</text:p>
          </table:table-cell>
          <table:table-cell table:formula="of:=[.C9]*[.$E$1]" office:value-type="float" office:value="97.2112755125138">
            <text:p>97,2112755125</text:p>
          </table:table-cell>
          <table:table-cell/>
          <table:table-cell table:formula="of:=[.$G$1]/[.B9]/60" office:value-type="float" office:value="4.4897422587066">
            <text:p>4,4897422587</text:p>
          </table:table-cell>
          <table:table-cell/>
          <table:table-cell table:formula="of:=[.F9]*[.C9]/10" office:value-type="float" office:value="251.42556648757">
            <text:p>251,4255664876</text:p>
          </table:table-cell>
          <table:table-cell table:formula="of:=[.B9]/[.D9]*100" office:value-type="float" office:value="100.354316795416">
            <text:p>100,3543167954</text:p>
          </table:table-cell>
          <table:table-cell table:number-columns-repeated="2"/>
        </table:table-row>
        <table:table-row table:style-name="ro2">
          <table:table-cell office:value-type="float" office:value="640">
            <text:p>640</text:p>
          </table:table-cell>
          <table:table-cell office:value-type="float" office:value="113.151786750954">
            <text:p>113,151786751</text:p>
          </table:table-cell>
          <table:table-cell office:value-type="float" office:value="640">
            <text:p>640</text:p>
          </table:table-cell>
          <table:table-cell table:formula="of:=[.C10]*[.$E$1]" office:value-type="float" office:value="111.09860058573">
            <text:p>111,0986005857</text:p>
          </table:table-cell>
          <table:table-cell/>
          <table:table-cell table:formula="of:=[.$G$1]/[.B10]/60" office:value-type="float" office:value="3.8709066164729">
            <text:p>3,8709066165</text:p>
          </table:table-cell>
          <table:table-cell/>
          <table:table-cell table:formula="of:=[.F10]*[.C10]/10" office:value-type="float" office:value="247.738023454266">
            <text:p>247,7380234543</text:p>
          </table:table-cell>
          <table:table-cell table:formula="of:=[.B10]/[.D10]*100" office:value-type="float" office:value="101.848075632276">
            <text:p>101,8480756323</text:p>
          </table:table-cell>
          <table:table-cell table:number-columns-repeated="2"/>
        </table:table-row>
        <table:table-row table:style-name="ro2">
          <table:table-cell office:value-type="float" office:value="680">
            <text:p>680</text:p>
          </table:table-cell>
          <table:table-cell office:value-type="float" office:value="109.753319375425">
            <text:p>109,7533193754</text:p>
          </table:table-cell>
          <table:table-cell office:value-type="float" office:value="680">
            <text:p>680</text:p>
          </table:table-cell>
          <table:table-cell table:formula="of:=[.C11]*[.$E$1]" office:value-type="float" office:value="118.042263122338">
            <text:p>118,0422631223</text:p>
          </table:table-cell>
          <table:table-cell/>
          <table:table-cell table:formula="of:=[.$G$1]/[.B11]/60" office:value-type="float" office:value="3.9907676824039">
            <text:p>3,9907676824</text:p>
          </table:table-cell>
          <table:table-cell/>
          <table:table-cell table:formula="of:=[.F11]*[.C11]/10" office:value-type="float" office:value="271.372202403465">
            <text:p>271,3722024035</text:p>
          </table:table-cell>
          <table:table-cell table:formula="of:=[.B11]/[.D11]*100" office:value-type="float" office:value="92.9779864197262">
            <text:p>92,9779864197</text:p>
          </table:table-cell>
          <table:table-cell table:number-columns-repeated="2"/>
        </table:table-row>
        <table:table-row table:style-name="ro2">
          <table:table-cell office:value-type="float" office:value="720">
            <text:p>720</text:p>
          </table:table-cell>
          <table:table-cell office:value-type="float" office:value="127.322372932004">
            <text:p>127,322372932</text:p>
          </table:table-cell>
          <table:table-cell office:value-type="float" office:value="720">
            <text:p>720</text:p>
          </table:table-cell>
          <table:table-cell table:formula="of:=[.C12]*[.$E$1]" office:value-type="float" office:value="124.985925658946">
            <text:p>124,9859256589</text:p>
          </table:table-cell>
          <table:table-cell/>
          <table:table-cell table:formula="of:=[.$G$1]/[.B12]/60" office:value-type="float" office:value="3.44008668636667">
            <text:p>3,4400866864</text:p>
          </table:table-cell>
          <table:table-cell/>
          <table:table-cell table:formula="of:=[.F12]*[.C12]/10" office:value-type="float" office:value="247.6862414184">
            <text:p>247,6862414184</text:p>
          </table:table-cell>
          <table:table-cell table:formula="of:=[.B12]/[.D12]*100" office:value-type="float" office:value="101.869368299462">
            <text:p>101,8693682995</text:p>
          </table:table-cell>
          <table:table-cell table:number-columns-repeated="2"/>
        </table:table-row>
        <table:table-row table:style-name="ro2">
          <table:table-cell office:value-type="float" office:value="760">
            <text:p>760</text:p>
          </table:table-cell>
          <table:table-cell office:value-type="float" office:value="140.564616750486">
            <text:p>140,5646167505</text:p>
          </table:table-cell>
          <table:table-cell office:value-type="float" office:value="760">
            <text:p>760</text:p>
          </table:table-cell>
          <table:table-cell table:formula="of:=[.C13]*[.$E$1]" office:value-type="float" office:value="131.929588195554">
            <text:p>131,9295881956</text:p>
          </table:table-cell>
          <table:table-cell/>
          <table:table-cell table:formula="of:=[.$G$1]/[.B13]/60" office:value-type="float" office:value="3.11600465412635">
            <text:p>3,1160046541</text:p>
          </table:table-cell>
          <table:table-cell/>
          <table:table-cell table:formula="of:=[.F13]*[.C13]/10" office:value-type="float" office:value="236.816353713603">
            <text:p>236,8163537136</text:p>
          </table:table-cell>
          <table:table-cell table:formula="of:=[.B13]/[.D13]*100" office:value-type="float" office:value="106.545179646988">
            <text:p>106,545179647</text:p>
          </table:table-cell>
          <table:table-cell table:number-columns-repeated="2"/>
        </table:table-row>
        <table:table-row table:style-name="ro2">
          <table:table-cell office:value-type="float" office:value="800">
            <text:p>800</text:p>
          </table:table-cell>
          <table:table-cell office:value-type="float" office:value="145.482586195697">
            <text:p>145,4825861957</text:p>
          </table:table-cell>
          <table:table-cell office:value-type="float" office:value="800">
            <text:p>800</text:p>
          </table:table-cell>
          <table:table-cell table:formula="of:=[.C14]*[.$E$1]" office:value-type="float" office:value="138.873250732163">
            <text:p>138,8732507322</text:p>
          </table:table-cell>
          <table:table-cell/>
          <table:table-cell table:formula="of:=[.$G$1]/[.B14]/60" office:value-type="float" office:value="3.01066960282671">
            <text:p>3,0106696028</text:p>
          </table:table-cell>
          <table:table-cell/>
          <table:table-cell table:formula="of:=[.F14]*[.C14]/10" office:value-type="float" office:value="240.853568226137">
            <text:p>240,8535682261</text:p>
          </table:table-cell>
          <table:table-cell table:formula="of:=[.B14]/[.D14]*100" office:value-type="float" office:value="104.759257401039">
            <text:p>104,759257401</text:p>
          </table:table-cell>
          <table:table-cell table:number-columns-repeated="2"/>
        </table:table-row>
        <table:table-row table:style-name="ro2">
          <table:table-cell office:value-type="float" office:value="840">
            <text:p>840</text:p>
          </table:table-cell>
          <table:table-cell office:value-type="float" office:value="122.85720650005">
            <text:p>122,8572065001</text:p>
          </table:table-cell>
          <table:table-cell office:value-type="float" office:value="840">
            <text:p>840</text:p>
          </table:table-cell>
          <table:table-cell table:formula="of:=[.C15]*[.$E$1]" office:value-type="float" office:value="145.816913268771">
            <text:p>145,8169132688</text:p>
          </table:table-cell>
          <table:table-cell/>
          <table:table-cell table:formula="of:=[.$G$1]/[.B15]/60" office:value-type="float" office:value="3.56511443225612">
            <text:p>3,5651144323</text:p>
          </table:table-cell>
          <table:table-cell/>
          <table:table-cell table:formula="of:=[.F15]*[.C15]/10" office:value-type="float" office:value="299.469612309514">
            <text:p>299,4696123095</text:p>
          </table:table-cell>
          <table:table-cell table:formula="of:=[.B15]/[.D15]*100" office:value-type="float" office:value="84.2544282044973">
            <text:p>84,2544282045</text:p>
          </table:table-cell>
          <table:table-cell table:number-columns-repeated="2"/>
        </table:table-row>
        <table:table-row table:style-name="ro2">
          <table:table-cell office:value-type="float" office:value="880">
            <text:p>880</text:p>
          </table:table-cell>
          <table:table-cell office:value-type="float" office:value="161.087990103909">
            <text:p>161,0879901039</text:p>
          </table:table-cell>
          <table:table-cell office:value-type="float" office:value="880">
            <text:p>880</text:p>
          </table:table-cell>
          <table:table-cell table:formula="of:=[.C16]*[.$E$1]" office:value-type="float" office:value="152.760575805379">
            <text:p>152,7605758054</text:p>
          </table:table-cell>
          <table:table-cell/>
          <table:table-cell table:formula="of:=[.$G$1]/[.B16]/60" office:value-type="float" office:value="2.71901089409254">
            <text:p>2,7190108941</text:p>
          </table:table-cell>
          <table:table-cell/>
          <table:table-cell table:formula="of:=[.F16]*[.C16]/10" office:value-type="float" office:value="239.272958680144">
            <text:p>239,2729586801</text:p>
          </table:table-cell>
          <table:table-cell table:formula="of:=[.B16]/[.D16]*100" office:value-type="float" office:value="105.45128496317">
            <text:p>105,4512849632</text:p>
          </table:table-cell>
          <table:table-cell table:number-columns-repeated="2"/>
        </table:table-row>
        <table:table-row table:style-name="ro2">
          <table:table-cell office:value-type="float" office:value="920">
            <text:p>920</text:p>
          </table:table-cell>
          <table:table-cell office:value-type="float" office:value="131.032846108237">
            <text:p>131,0328461082</text:p>
          </table:table-cell>
          <table:table-cell office:value-type="float" office:value="920">
            <text:p>920</text:p>
          </table:table-cell>
          <table:table-cell table:formula="of:=[.C17]*[.$E$1]" office:value-type="float" office:value="159.704238341987">
            <text:p>159,704238342</text:p>
          </table:table-cell>
          <table:table-cell/>
          <table:table-cell table:formula="of:=[.$G$1]/[.B17]/60" office:value-type="float" office:value="3.34267332969475">
            <text:p>3,3426733297</text:p>
          </table:table-cell>
          <table:table-cell/>
          <table:table-cell table:formula="of:=[.F17]*[.C17]/10" office:value-type="float" office:value="307.525946331917">
            <text:p>307,5259463319</text:p>
          </table:table-cell>
          <table:table-cell table:formula="of:=[.B17]/[.D17]*100" office:value-type="float" office:value="82.0471939058036">
            <text:p>82,0471939058</text:p>
          </table:table-cell>
          <table:table-cell table:number-columns-repeated="2"/>
        </table:table-row>
        <table:table-row table:style-name="ro2">
          <table:table-cell office:value-type="float" office:value="960">
            <text:p>960</text:p>
          </table:table-cell>
          <table:table-cell office:value-type="float" office:value="155.355835092257">
            <text:p>155,3558350923</text:p>
          </table:table-cell>
          <table:table-cell office:value-type="float" office:value="960">
            <text:p>960</text:p>
          </table:table-cell>
          <table:table-cell table:formula="of:=[.C18]*[.$E$1]" office:value-type="float" office:value="166.647900878595">
            <text:p>166,6479008786</text:p>
          </table:table-cell>
          <table:table-cell/>
          <table:table-cell table:formula="of:=[.$G$1]/[.B18]/60" office:value-type="float" office:value="2.81933407740943">
            <text:p>2,8193340774</text:p>
          </table:table-cell>
          <table:table-cell/>
          <table:table-cell table:formula="of:=[.F18]*[.C18]/10" office:value-type="float" office:value="270.656071431305">
            <text:p>270,6560714313</text:p>
          </table:table-cell>
          <table:table-cell table:formula="of:=[.B18]/[.D18]*100" office:value-type="float" office:value="93.2239975860456">
            <text:p>93,223997586</text:p>
          </table:table-cell>
          <table:table-cell table:number-columns-repeated="2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177.320176303007">
            <text:p>177,320176303</text:p>
          </table:table-cell>
          <table:table-cell office:value-type="float" office:value="1000">
            <text:p>1000</text:p>
          </table:table-cell>
          <table:table-cell table:formula="of:=[.C19]*[.$E$1]" office:value-type="float" office:value="173.591563415203">
            <text:p>173,5915634152</text:p>
          </table:table-cell>
          <table:table-cell/>
          <table:table-cell table:formula="of:=[.$G$1]/[.B19]/60" office:value-type="float" office:value="2.47010807868553">
            <text:p>2,4701080787</text:p>
          </table:table-cell>
          <table:table-cell/>
          <table:table-cell table:formula="of:=[.F19]*[.C19]/10" office:value-type="float" office:value="247.010807868553">
            <text:p>247,0108078686</text:p>
          </table:table-cell>
          <table:table-cell table:formula="of:=[.B19]/[.D19]*100" office:value-type="float" office:value="102.147922868167">
            <text:p>102,1479228682</text:p>
          </table:table-cell>
          <table:table-cell table:number-columns-repeated="2"/>
        </table:table-row>
        <table:table-row table:style-name="ro2">
          <table:table-cell office:value-type="float" office:value="1080">
            <text:p>1080</text:p>
          </table:table-cell>
          <table:table-cell office:value-type="float" office:value="182.686529811168">
            <text:p>182,6865298112</text:p>
          </table:table-cell>
          <table:table-cell office:value-type="float" office:value="1080">
            <text:p>1080</text:p>
          </table:table-cell>
          <table:table-cell table:formula="of:=[.C20]*[.$E$1]" office:value-type="float" office:value="187.478888488419">
            <text:p>187,4788884884</text:p>
          </table:table-cell>
          <table:table-cell/>
          <table:table-cell table:formula="of:=[.$G$1]/[.B20]/60" office:value-type="float" office:value="2.39754950982284">
            <text:p>2,3975495098</text:p>
          </table:table-cell>
          <table:table-cell/>
          <table:table-cell table:formula="of:=[.F20]*[.C20]/10" office:value-type="float" office:value="258.935347060866">
            <text:p>258,9353470609</text:p>
          </table:table-cell>
          <table:table-cell table:formula="of:=[.B20]/[.D20]*100" office:value-type="float" office:value="97.4437875560864">
            <text:p>97,4437875561</text:p>
          </table:table-cell>
          <table:table-cell table:number-columns-repeated="2"/>
        </table:table-row>
        <table:table-row table:style-name="ro2">
          <table:table-cell office:value-type="float" office:value="1120">
            <text:p>1120</text:p>
          </table:table-cell>
          <table:table-cell office:value-type="float" office:value="201.090404620578">
            <text:p>201,0904046206</text:p>
          </table:table-cell>
          <table:table-cell office:value-type="float" office:value="1120">
            <text:p>1120</text:p>
          </table:table-cell>
          <table:table-cell table:formula="of:=[.C21]*[.$E$1]" office:value-type="float" office:value="194.422551025028">
            <text:p>194,422551025</text:p>
          </table:table-cell>
          <table:table-cell/>
          <table:table-cell table:formula="of:=[.$G$1]/[.B21]/60" office:value-type="float" office:value="2.17812481319747">
            <text:p>2,1781248132</text:p>
          </table:table-cell>
          <table:table-cell/>
          <table:table-cell table:formula="of:=[.F21]*[.C21]/10" office:value-type="float" office:value="243.949979078116">
            <text:p>243,9499790781</text:p>
          </table:table-cell>
          <table:table-cell table:formula="of:=[.B21]/[.D21]*100" office:value-type="float" office:value="103.429568000418">
            <text:p>103,4295680004</text:p>
          </table:table-cell>
          <table:table-cell table:number-columns-repeated="2"/>
        </table:table-row>
        <table:table-row table:style-name="ro2">
          <table:table-cell office:value-type="float" office:value="1160">
            <text:p>1160</text:p>
          </table:table-cell>
          <table:table-cell office:value-type="float" office:value="163.266132607056">
            <text:p>163,2661326071</text:p>
          </table:table-cell>
          <table:table-cell office:value-type="float" office:value="1160">
            <text:p>1160</text:p>
          </table:table-cell>
          <table:table-cell table:formula="of:=[.C22]*[.$E$1]" office:value-type="float" office:value="201.366213561636">
            <text:p>201,3662135616</text:p>
          </table:table-cell>
          <table:table-cell/>
          <table:table-cell table:formula="of:=[.$G$1]/[.B22]/60" office:value-type="float" office:value="2.68273641940282">
            <text:p>2,6827364194</text:p>
          </table:table-cell>
          <table:table-cell/>
          <table:table-cell table:formula="of:=[.F22]*[.C22]/10" office:value-type="float" office:value="311.197424650727">
            <text:p>311,1974246507</text:p>
          </table:table-cell>
          <table:table-cell table:formula="of:=[.B22]/[.D22]*100" office:value-type="float" office:value="81.0792087308541">
            <text:p>81,0792087309</text:p>
          </table:table-cell>
          <table:table-cell table:number-columns-repeated="2"/>
        </table:table-row>
        <table:table-row table:style-name="ro2">
          <table:table-cell office:value-type="float" office:value="1200">
            <text:p>1200</text:p>
          </table:table-cell>
          <table:table-cell office:value-type="float" office:value="215.828285944994">
            <text:p>215,828285945</text:p>
          </table:table-cell>
          <table:table-cell office:value-type="float" office:value="1200">
            <text:p>1200</text:p>
          </table:table-cell>
          <table:table-cell table:formula="of:=[.C23]*[.$E$1]" office:value-type="float" office:value="208.309876098244">
            <text:p>208,3098760982</text:p>
          </table:table-cell>
          <table:table-cell/>
          <table:table-cell table:formula="of:=[.$G$1]/[.B23]/60" office:value-type="float" office:value="2.02939108783744">
            <text:p>2,0293910878</text:p>
          </table:table-cell>
          <table:table-cell/>
          <table:table-cell table:formula="of:=[.F23]*[.C23]/10" office:value-type="float" office:value="243.526930540492">
            <text:p>243,5269305405</text:p>
          </table:table-cell>
          <table:table-cell table:formula="of:=[.B23]/[.D23]*100" office:value-type="float" office:value="103.609243108188">
            <text:p>103,6092431082</text:p>
          </table:table-cell>
          <table:table-cell table:number-columns-repeated="2"/>
        </table:table-row>
        <table:table-row table:style-name="ro2">
          <table:table-cell office:value-type="float" office:value="1280">
            <text:p>1280</text:p>
          </table:table-cell>
          <table:table-cell office:value-type="float" office:value="224.167222856987">
            <text:p>224,167222857</text:p>
          </table:table-cell>
          <table:table-cell office:value-type="float" office:value="1280">
            <text:p>1280</text:p>
          </table:table-cell>
          <table:table-cell table:formula="of:=[.C24]*[.$E$1]" office:value-type="float" office:value="222.19720117146">
            <text:p>222,1972011715</text:p>
          </table:table-cell>
          <table:table-cell/>
          <table:table-cell table:formula="of:=[.$G$1]/[.B24]/60" office:value-type="float" office:value="1.95389849781666">
            <text:p>1,9538984978</text:p>
          </table:table-cell>
          <table:table-cell/>
          <table:table-cell table:formula="of:=[.F24]*[.C24]/10" office:value-type="float" office:value="250.099007720533">
            <text:p>250,0990077205</text:p>
          </table:table-cell>
          <table:table-cell table:formula="of:=[.B24]/[.D24]*100" office:value-type="float" office:value="100.886609586053">
            <text:p>100,8866095861</text:p>
          </table:table-cell>
          <table:table-cell table:number-columns-repeated="2"/>
        </table:table-row>
        <table:table-row table:style-name="ro2">
          <table:table-cell office:value-type="float" office:value="1320">
            <text:p>1320</text:p>
          </table:table-cell>
          <table:table-cell office:value-type="float" office:value="217.67470236065">
            <text:p>217,6747023607</text:p>
          </table:table-cell>
          <table:table-cell office:value-type="float" office:value="1320">
            <text:p>1320</text:p>
          </table:table-cell>
          <table:table-cell table:formula="of:=[.C25]*[.$E$1]" office:value-type="float" office:value="229.140863708068">
            <text:p>229,1408637081</text:p>
          </table:table-cell>
          <table:table-cell/>
          <table:table-cell table:formula="of:=[.$G$1]/[.B25]/60" office:value-type="float" office:value="2.01217686414616">
            <text:p>2,0121768641</text:p>
          </table:table-cell>
          <table:table-cell/>
          <table:table-cell table:formula="of:=[.F25]*[.C25]/10" office:value-type="float" office:value="265.607346067293">
            <text:p>265,6073460673</text:p>
          </table:table-cell>
          <table:table-cell table:formula="of:=[.B25]/[.D25]*100" office:value-type="float" office:value="94.9960207176199">
            <text:p>94,9960207176</text:p>
          </table:table-cell>
          <table:table-cell table:number-columns-repeated="2"/>
        </table:table-row>
        <table:table-row table:style-name="ro2">
          <table:table-cell office:value-type="float" office:value="1360">
            <text:p>1360</text:p>
          </table:table-cell>
          <table:table-cell office:value-type="float" office:value="246.523414218935">
            <text:p>246,5234142189</text:p>
          </table:table-cell>
          <table:table-cell office:value-type="float" office:value="1360">
            <text:p>1360</text:p>
          </table:table-cell>
          <table:table-cell table:formula="of:=[.C26]*[.$E$1]" office:value-type="float" office:value="236.084526244676">
            <text:p>236,0845262447</text:p>
          </table:table-cell>
          <table:table-cell/>
          <table:table-cell table:formula="of:=[.$G$1]/[.B26]/60" office:value-type="float" office:value="1.77670750418464">
            <text:p>1,7767075042</text:p>
          </table:table-cell>
          <table:table-cell/>
          <table:table-cell table:formula="of:=[.F26]*[.C26]/10" office:value-type="float" office:value="241.632220569111">
            <text:p>241,6322205691</text:p>
          </table:table-cell>
          <table:table-cell table:formula="of:=[.B26]/[.D26]*100" office:value-type="float" office:value="104.421673940392">
            <text:p>104,4216739404</text:p>
          </table:table-cell>
          <table:table-cell table:number-columns-repeated="2"/>
        </table:table-row>
        <table:table-row table:style-name="ro2">
          <table:table-cell office:value-type="float" office:value="1400">
            <text:p>1400</text:p>
          </table:table-cell>
          <table:table-cell office:value-type="float" office:value="255.03995091429">
            <text:p>255,0399509143</text:p>
          </table:table-cell>
          <table:table-cell office:value-type="float" office:value="1400">
            <text:p>1400</text:p>
          </table:table-cell>
          <table:table-cell table:formula="of:=[.C27]*[.$E$1]" office:value-type="float" office:value="243.028188781284">
            <text:p>243,0281887813</text:p>
          </table:table-cell>
          <table:table-cell/>
          <table:table-cell table:formula="of:=[.$G$1]/[.B27]/60" office:value-type="float" office:value="1.71737799677979">
            <text:p>1,7173779968</text:p>
          </table:table-cell>
          <table:table-cell/>
          <table:table-cell table:formula="of:=[.F27]*[.C27]/10" office:value-type="float" office:value="240.432919549171">
            <text:p>240,4329195492</text:p>
          </table:table-cell>
          <table:table-cell table:formula="of:=[.B27]/[.D27]*100" office:value-type="float" office:value="104.942538638518">
            <text:p>104,9425386385</text:p>
          </table:table-cell>
          <table:table-cell table:number-columns-repeated="2"/>
        </table:table-row>
        <table:table-row table:style-name="ro2">
          <table:table-cell office:value-type="float" office:value="1440">
            <text:p>1440</text:p>
          </table:table-cell>
          <table:table-cell office:value-type="float" office:value="251.634841581111">
            <text:p>251,6348415811</text:p>
          </table:table-cell>
          <table:table-cell office:value-type="float" office:value="1440">
            <text:p>1440</text:p>
          </table:table-cell>
          <table:table-cell table:formula="of:=[.C28]*[.$E$1]" office:value-type="float" office:value="249.971851317893">
            <text:p>249,9718513179</text:p>
          </table:table-cell>
          <table:table-cell/>
          <table:table-cell table:formula="of:=[.$G$1]/[.B28]/60" office:value-type="float" office:value="1.74061746476716">
            <text:p>1,7406174648</text:p>
          </table:table-cell>
          <table:table-cell/>
          <table:table-cell table:formula="of:=[.F28]*[.C28]/10" office:value-type="float" office:value="250.648914926471">
            <text:p>250,6489149265</text:p>
          </table:table-cell>
          <table:table-cell table:formula="of:=[.B28]/[.D28]*100" office:value-type="float" office:value="100.665271011296">
            <text:p>100,6652710113</text:p>
          </table:table-cell>
          <table:table-cell table:number-columns-repeated="2"/>
        </table:table-row>
        <table:table-row table:style-name="ro2">
          <table:table-cell office:value-type="float" office:value="1480">
            <text:p>1480</text:p>
          </table:table-cell>
          <table:table-cell office:value-type="float" office:value="257.978222689858">
            <text:p>257,9782226899</text:p>
          </table:table-cell>
          <table:table-cell office:value-type="float" office:value="1480">
            <text:p>1480</text:p>
          </table:table-cell>
          <table:table-cell table:formula="of:=[.C29]*[.$E$1]" office:value-type="float" office:value="256.915513854501">
            <text:p>256,9155138545</text:p>
          </table:table-cell>
          <table:table-cell/>
          <table:table-cell table:formula="of:=[.$G$1]/[.B29]/60" office:value-type="float" office:value="1.69781772830711">
            <text:p>1,6978177283</text:p>
          </table:table-cell>
          <table:table-cell/>
          <table:table-cell table:formula="of:=[.F29]*[.C29]/10" office:value-type="float" office:value="251.277023789452">
            <text:p>251,2770237895</text:p>
          </table:table-cell>
          <table:table-cell table:formula="of:=[.B29]/[.D29]*100" office:value-type="float" office:value="100.413641363814">
            <text:p>100,4136413638</text:p>
          </table:table-cell>
          <table:table-cell table:number-columns-repeated="2"/>
        </table:table-row>
        <table:table-row table:style-name="ro2">
          <table:table-cell office:value-type="float" office:value="1520">
            <text:p>1520</text:p>
          </table:table-cell>
          <table:table-cell office:value-type="float" office:value="267.266209729016">
            <text:p>267,266209729</text:p>
          </table:table-cell>
          <table:table-cell office:value-type="float" office:value="1520">
            <text:p>1520</text:p>
          </table:table-cell>
          <table:table-cell table:formula="of:=[.C30]*[.$E$1]" office:value-type="float" office:value="263.859176391109">
            <text:p>263,8591763911</text:p>
          </table:table-cell>
          <table:table-cell/>
          <table:table-cell table:formula="of:=[.$G$1]/[.B30]/60" office:value-type="float" office:value="1.63881547332187">
            <text:p>1,6388154733</text:p>
          </table:table-cell>
          <table:table-cell/>
          <table:table-cell table:formula="of:=[.F30]*[.C30]/10" office:value-type="float" office:value="249.099951944924">
            <text:p>249,0999519449</text:p>
          </table:table-cell>
          <table:table-cell table:formula="of:=[.B30]/[.D30]*100" office:value-type="float" office:value="101.291231703406">
            <text:p>101,2912317034</text:p>
          </table:table-cell>
          <table:table-cell table:number-columns-repeated="2"/>
        </table:table-row>
        <table:table-row table:style-name="ro2">
          <table:table-cell office:value-type="float" office:value="1560">
            <text:p>1560</text:p>
          </table:table-cell>
          <table:table-cell office:value-type="float" office:value="270.456024410202">
            <text:p>270,4560244102</text:p>
          </table:table-cell>
          <table:table-cell office:value-type="float" office:value="1560">
            <text:p>1560</text:p>
          </table:table-cell>
          <table:table-cell table:formula="of:=[.C31]*[.$E$1]" office:value-type="float" office:value="270.802838927717">
            <text:p>270,8028389277</text:p>
          </table:table-cell>
          <table:table-cell/>
          <table:table-cell table:formula="of:=[.$G$1]/[.B31]/60" office:value-type="float" office:value="1.61948694230483">
            <text:p>1,6194869423</text:p>
          </table:table-cell>
          <table:table-cell/>
          <table:table-cell table:formula="of:=[.F31]*[.C31]/10" office:value-type="float" office:value="252.639962999554">
            <text:p>252,6399629996</text:p>
          </table:table-cell>
          <table:table-cell table:formula="of:=[.B31]/[.D31]*100" office:value-type="float" office:value="99.8719309890222">
            <text:p>99,871930989</text:p>
          </table:table-cell>
          <table:table-cell table:number-columns-repeated="2"/>
        </table:table-row>
        <table:table-row table:style-name="ro2">
          <table:table-cell office:value-type="float" office:value="1640">
            <text:p>1640</text:p>
          </table:table-cell>
          <table:table-cell office:value-type="float" office:value="269.599092969953">
            <text:p>269,59909297</text:p>
          </table:table-cell>
          <table:table-cell office:value-type="float" office:value="1640">
            <text:p>1640</text:p>
          </table:table-cell>
          <table:table-cell table:formula="of:=[.C32]*[.$E$1]" office:value-type="float" office:value="284.690164000933">
            <text:p>284,6901640009</text:p>
          </table:table-cell>
          <table:table-cell/>
          <table:table-cell table:formula="of:=[.$G$1]/[.B32]/60" office:value-type="float" office:value="1.62463454596568">
            <text:p>1,624634546</text:p>
          </table:table-cell>
          <table:table-cell/>
          <table:table-cell table:formula="of:=[.F32]*[.C32]/10" office:value-type="float" office:value="266.440065538372">
            <text:p>266,4400655384</text:p>
          </table:table-cell>
          <table:table-cell table:formula="of:=[.B32]/[.D32]*100" office:value-type="float" office:value="94.6991245433647">
            <text:p>94,6991245434</text:p>
          </table:table-cell>
          <table:table-cell table:number-columns-repeated="2"/>
        </table:table-row>
        <table:table-row table:style-name="ro2">
          <table:table-cell office:value-type="float" office:value="1680">
            <text:p>1680</text:p>
          </table:table-cell>
          <table:table-cell office:value-type="float" office:value="297.106341396858">
            <text:p>297,1063413969</text:p>
          </table:table-cell>
          <table:table-cell office:value-type="float" office:value="1680">
            <text:p>1680</text:p>
          </table:table-cell>
          <table:table-cell table:formula="of:=[.C33]*[.$E$1]" office:value-type="float" office:value="291.633826537541">
            <text:p>291,6338265375</text:p>
          </table:table-cell>
          <table:table-cell/>
          <table:table-cell table:formula="of:=[.$G$1]/[.B33]/60" office:value-type="float" office:value="1.47421962769534">
            <text:p>1,4742196277</text:p>
          </table:table-cell>
          <table:table-cell/>
          <table:table-cell table:formula="of:=[.F33]*[.C33]/10" office:value-type="float" office:value="247.668897452817">
            <text:p>247,6688974528</text:p>
          </table:table-cell>
          <table:table-cell table:formula="of:=[.B33]/[.D33]*100" office:value-type="float" office:value="101.876502093152">
            <text:p>101,8765020932</text:p>
          </table:table-cell>
          <table:table-cell table:number-columns-repeated="2"/>
        </table:table-row>
        <table:table-row table:style-name="ro2">
          <table:table-cell office:value-type="float" office:value="1720">
            <text:p>1720</text:p>
          </table:table-cell>
          <table:table-cell office:value-type="float" office:value="279.082066298419">
            <text:p>279,0820662984</text:p>
          </table:table-cell>
          <table:table-cell office:value-type="float" office:value="1720">
            <text:p>1720</text:p>
          </table:table-cell>
          <table:table-cell table:formula="of:=[.C34]*[.$E$1]" office:value-type="float" office:value="298.57748907415">
            <text:p>298,5774890742</text:p>
          </table:table-cell>
          <table:table-cell/>
          <table:table-cell table:formula="of:=[.$G$1]/[.B34]/60" office:value-type="float" office:value="1.56943083376648">
            <text:p>1,5694308338</text:p>
          </table:table-cell>
          <table:table-cell/>
          <table:table-cell table:formula="of:=[.F34]*[.C34]/10" office:value-type="float" office:value="269.942103407835">
            <text:p>269,9421034078</text:p>
          </table:table-cell>
          <table:table-cell table:formula="of:=[.B34]/[.D34]*100" office:value-type="float" office:value="93.470565099806">
            <text:p>93,4705650998</text:p>
          </table:table-cell>
          <table:table-cell table:number-columns-repeated="2"/>
        </table:table-row>
        <table:table-row table:style-name="ro2">
          <table:table-cell office:value-type="float" office:value="1800">
            <text:p>1800</text:p>
          </table:table-cell>
          <table:table-cell office:value-type="float" office:value="320.264951666173">
            <text:p>320,2649516662</text:p>
          </table:table-cell>
          <table:table-cell office:value-type="float" office:value="1800">
            <text:p>1800</text:p>
          </table:table-cell>
          <table:table-cell table:formula="of:=[.C35]*[.$E$1]" office:value-type="float" office:value="312.464814147366">
            <text:p>312,4648141474</text:p>
          </table:table-cell>
          <table:table-cell/>
          <table:table-cell table:formula="of:=[.$G$1]/[.B35]/60" office:value-type="float" office:value="1.36761764820444">
            <text:p>1,3676176482</text:p>
          </table:table-cell>
          <table:table-cell/>
          <table:table-cell table:formula="of:=[.F35]*[.C35]/10" office:value-type="float" office:value="246.171176676799">
            <text:p>246,1711766768</text:p>
          </table:table-cell>
          <table:table-cell table:formula="of:=[.B35]/[.D35]*100" office:value-type="float" office:value="102.496325079063">
            <text:p>102,4963250791</text:p>
          </table:table-cell>
          <table:table-cell table:number-columns-repeated="2"/>
        </table:table-row>
        <table:table-row table:style-name="ro2">
          <table:table-cell office:value-type="float" office:value="1840">
            <text:p>1840</text:p>
          </table:table-cell>
          <table:table-cell office:value-type="float" office:value="296.442835639363">
            <text:p>296,4428356394</text:p>
          </table:table-cell>
          <table:table-cell office:value-type="float" office:value="1840">
            <text:p>1840</text:p>
          </table:table-cell>
          <table:table-cell table:formula="of:=[.C36]*[.$E$1]" office:value-type="float" office:value="319.408476683974">
            <text:p>319,408476684</text:p>
          </table:table-cell>
          <table:table-cell/>
          <table:table-cell table:formula="of:=[.$G$1]/[.B36]/60" office:value-type="float" office:value="1.47751926288024">
            <text:p>1,4775192629</text:p>
          </table:table-cell>
          <table:table-cell/>
          <table:table-cell table:formula="of:=[.F36]*[.C36]/10" office:value-type="float" office:value="271.863544369965">
            <text:p>271,86354437</text:p>
          </table:table-cell>
          <table:table-cell table:formula="of:=[.B36]/[.D36]*100" office:value-type="float" office:value="92.8099462847588">
            <text:p>92,8099462848</text:p>
          </table:table-cell>
          <table:table-cell table:number-columns-repeated="2"/>
        </table:table-row>
        <table:table-row table:style-name="ro2">
          <table:table-cell office:value-type="float" office:value="1880">
            <text:p>1880</text:p>
          </table:table-cell>
          <table:table-cell office:value-type="float" office:value="315.096239040926">
            <text:p>315,0962390409</text:p>
          </table:table-cell>
          <table:table-cell office:value-type="float" office:value="1880">
            <text:p>1880</text:p>
          </table:table-cell>
          <table:table-cell table:formula="of:=[.C37]*[.$E$1]" office:value-type="float" office:value="326.352139220582">
            <text:p>326,3521392206</text:p>
          </table:table-cell>
          <table:table-cell/>
          <table:table-cell table:formula="of:=[.$G$1]/[.B37]/60" office:value-type="float" office:value="1.39005150087847">
            <text:p>1,3900515009</text:p>
          </table:table-cell>
          <table:table-cell/>
          <table:table-cell table:formula="of:=[.F37]*[.C37]/10" office:value-type="float" office:value="261.329682165152">
            <text:p>261,3296821652</text:p>
          </table:table-cell>
          <table:table-cell table:formula="of:=[.B37]/[.D37]*100" office:value-type="float" office:value="96.5509954350113">
            <text:p>96,550995435</text:p>
          </table:table-cell>
          <table:table-cell table:number-columns-repeated="2"/>
        </table:table-row>
        <table:table-row table:style-name="ro2">
          <table:table-cell office:value-type="float" office:value="1920">
            <text:p>1920</text:p>
          </table:table-cell>
          <table:table-cell office:value-type="float" office:value="317.088892375399">
            <text:p>317,0888923754</text:p>
          </table:table-cell>
          <table:table-cell office:value-type="float" office:value="1920">
            <text:p>1920</text:p>
          </table:table-cell>
          <table:table-cell table:formula="of:=[.C38]*[.$E$1]" office:value-type="float" office:value="333.29580175719">
            <text:p>333,2958017572</text:p>
          </table:table-cell>
          <table:table-cell/>
          <table:table-cell table:formula="of:=[.$G$1]/[.B38]/60" office:value-type="float" office:value="1.38131612469558">
            <text:p>1,3813161247</text:p>
          </table:table-cell>
          <table:table-cell/>
          <table:table-cell table:formula="of:=[.F38]*[.C38]/10" office:value-type="float" office:value="265.212695941551">
            <text:p>265,2126959416</text:p>
          </table:table-cell>
          <table:table-cell table:formula="of:=[.B38]/[.D38]*100" office:value-type="float" office:value="95.1373796800484">
            <text:p>95,13737968</text:p>
          </table:table-cell>
          <table:table-cell table:number-columns-repeated="2"/>
        </table:table-row>
        <table:table-row table:style-name="ro2">
          <table:table-cell office:value-type="float" office:value="2000">
            <text:p>2000</text:p>
          </table:table-cell>
          <table:table-cell office:value-type="float" office:value="328.01260191394">
            <text:p>328,0126019139</text:p>
          </table:table-cell>
          <table:table-cell office:value-type="float" office:value="2000">
            <text:p>2000</text:p>
          </table:table-cell>
          <table:table-cell table:formula="of:=[.C39]*[.$E$1]" office:value-type="float" office:value="347.183126830406">
            <text:p>347,1831268304</text:p>
          </table:table-cell>
          <table:table-cell/>
          <table:table-cell table:formula="of:=[.$G$1]/[.B39]/60" office:value-type="float" office:value="1.33531455024681">
            <text:p>1,3353145502</text:p>
          </table:table-cell>
          <table:table-cell/>
          <table:table-cell table:formula="of:=[.F39]*[.C39]/10" office:value-type="float" office:value="267.062910049363">
            <text:p>267,0629100494</text:p>
          </table:table-cell>
          <table:table-cell table:formula="of:=[.B39]/[.D39]*100" office:value-type="float" office:value="94.478267106042">
            <text:p>94,478267106</text:p>
          </table:table-cell>
          <table:table-cell table:number-columns-repeated="2"/>
        </table:table-row>
        <table:table-row table:style-name="ro2">
          <table:table-cell office:value-type="float" office:value="2040">
            <text:p>2040</text:p>
          </table:table-cell>
          <table:table-cell office:value-type="float" office:value="336.740354906784">
            <text:p>336,7403549068</text:p>
          </table:table-cell>
          <table:table-cell office:value-type="float" office:value="2040">
            <text:p>2040</text:p>
          </table:table-cell>
          <table:table-cell table:formula="of:=[.C40]*[.$E$1]" office:value-type="float" office:value="354.126789367015">
            <text:p>354,126789367</text:p>
          </table:table-cell>
          <table:table-cell/>
          <table:table-cell table:formula="of:=[.$G$1]/[.B40]/60" office:value-type="float" office:value="1.30070540586455">
            <text:p>1,3007054059</text:p>
          </table:table-cell>
          <table:table-cell/>
          <table:table-cell table:formula="of:=[.F40]*[.C40]/10" office:value-type="float" office:value="265.343902796367">
            <text:p>265,3439027964</text:p>
          </table:table-cell>
          <table:table-cell table:formula="of:=[.B40]/[.D40]*100" office:value-type="float" office:value="95.09033629133">
            <text:p>95,0903362913</text:p>
          </table:table-cell>
          <table:table-cell table:number-columns-repeated="2"/>
        </table:table-row>
        <table:table-row table:style-name="ro2">
          <table:table-cell office:value-type="float" office:value="2080">
            <text:p>2080</text:p>
          </table:table-cell>
          <table:table-cell office:value-type="float" office:value="343.901138255893">
            <text:p>343,9011382559</text:p>
          </table:table-cell>
          <table:table-cell office:value-type="float" office:value="2080">
            <text:p>2080</text:p>
          </table:table-cell>
          <table:table-cell table:formula="of:=[.C41]*[.$E$1]" office:value-type="float" office:value="361.070451903623">
            <text:p>361,0704519036</text:p>
          </table:table-cell>
          <table:table-cell/>
          <table:table-cell table:formula="of:=[.$G$1]/[.B41]/60" office:value-type="float" office:value="1.27362183859388">
            <text:p>1,2736218386</text:p>
          </table:table-cell>
          <table:table-cell/>
          <table:table-cell table:formula="of:=[.F41]*[.C41]/10" office:value-type="float" office:value="264.913342427528">
            <text:p>264,9133424275</text:p>
          </table:table-cell>
          <table:table-cell table:formula="of:=[.B41]/[.D41]*100" office:value-type="float" office:value="95.2448854351802">
            <text:p>95,2448854352</text:p>
          </table:table-cell>
          <table:table-cell table:number-columns-repeated="2"/>
        </table:table-row>
        <table:table-row table:style-name="ro2">
          <table:table-cell office:value-type="float" office:value="2120">
            <text:p>2120</text:p>
          </table:table-cell>
          <table:table-cell office:value-type="float" office:value="343.759459597144">
            <text:p>343,7594595971</text:p>
          </table:table-cell>
          <table:table-cell office:value-type="float" office:value="2120">
            <text:p>2120</text:p>
          </table:table-cell>
          <table:table-cell table:formula="of:=[.C42]*[.$E$1]" office:value-type="float" office:value="368.014114440231">
            <text:p>368,0141144402</text:p>
          </table:table-cell>
          <table:table-cell/>
          <table:table-cell table:formula="of:=[.$G$1]/[.B42]/60" office:value-type="float" office:value="1.27414675515634">
            <text:p>1,2741467552</text:p>
          </table:table-cell>
          <table:table-cell/>
          <table:table-cell table:formula="of:=[.F42]*[.C42]/10" office:value-type="float" office:value="270.119112093145">
            <text:p>270,1191120931</text:p>
          </table:table-cell>
          <table:table-cell table:formula="of:=[.B42]/[.D42]*100" office:value-type="float" office:value="93.409313966129">
            <text:p>93,4093139661</text:p>
          </table:table-cell>
          <table:table-cell table:number-columns-repeated="2"/>
        </table:table-row>
        <table:table-row table:style-name="ro2">
          <table:table-cell office:value-type="float" office:value="2160">
            <text:p>2160</text:p>
          </table:table-cell>
          <table:table-cell office:value-type="float" office:value="334.135313415393">
            <text:p>334,1353134154</text:p>
          </table:table-cell>
          <table:table-cell office:value-type="float" office:value="2160">
            <text:p>2160</text:p>
          </table:table-cell>
          <table:table-cell table:formula="of:=[.C43]*[.$E$1]" office:value-type="float" office:value="374.957776976839">
            <text:p>374,9577769768</text:p>
          </table:table-cell>
          <table:table-cell/>
          <table:table-cell table:formula="of:=[.$G$1]/[.B43]/60" office:value-type="float" office:value="1.31084618241318">
            <text:p>1,3108461824</text:p>
          </table:table-cell>
          <table:table-cell/>
          <table:table-cell table:formula="of:=[.F43]*[.C43]/10" office:value-type="float" office:value="283.142775401248">
            <text:p>283,1427754012</text:p>
          </table:table-cell>
          <table:table-cell table:formula="of:=[.B43]/[.D43]*100" office:value-type="float" office:value="89.1127838738046">
            <text:p>89,1127838738</text:p>
          </table:table-cell>
          <table:table-cell table:number-columns-repeated="2"/>
        </table:table-row>
        <table:table-row table:style-name="ro2">
          <table:table-cell office:value-type="float" office:value="2200">
            <text:p>2200</text:p>
          </table:table-cell>
          <table:table-cell office:value-type="float" office:value="359.828465695111">
            <text:p>359,8284656951</text:p>
          </table:table-cell>
          <table:table-cell office:value-type="float" office:value="2200">
            <text:p>2200</text:p>
          </table:table-cell>
          <table:table-cell table:formula="of:=[.C44]*[.$E$1]" office:value-type="float" office:value="381.901439513447">
            <text:p>381,9014395134</text:p>
          </table:table-cell>
          <table:table-cell/>
          <table:table-cell table:formula="of:=[.$G$1]/[.B44]/60" office:value-type="float" office:value="1.21724666544621">
            <text:p>1,2172466654</text:p>
          </table:table-cell>
          <table:table-cell/>
          <table:table-cell table:formula="of:=[.F44]*[.C44]/10" office:value-type="float" office:value="267.794266398166">
            <text:p>267,7942663982</text:p>
          </table:table-cell>
          <table:table-cell table:formula="of:=[.B44]/[.D44]*100" office:value-type="float" office:value="94.2202433574334">
            <text:p>94,2202433574</text:p>
          </table:table-cell>
          <table:table-cell table:number-columns-repeated="2"/>
        </table:table-row>
        <table:table-row table:style-name="ro2">
          <table:table-cell office:value-type="float" office:value="2240">
            <text:p>2240</text:p>
          </table:table-cell>
          <table:table-cell office:value-type="float" office:value="370.310861801193">
            <text:p>370,3108618012</text:p>
          </table:table-cell>
          <table:table-cell office:value-type="float" office:value="2240">
            <text:p>2240</text:p>
          </table:table-cell>
          <table:table-cell table:formula="of:=[.C45]*[.$E$1]" office:value-type="float" office:value="388.845102050055">
            <text:p>388,8451020501</text:p>
          </table:table-cell>
          <table:table-cell/>
          <table:table-cell table:formula="of:=[.$G$1]/[.B45]/60" office:value-type="float" office:value="1.18279004258629">
            <text:p>1,1827900426</text:p>
          </table:table-cell>
          <table:table-cell/>
          <table:table-cell table:formula="of:=[.F45]*[.C45]/10" office:value-type="float" office:value="264.94496953933">
            <text:p>264,9449695393</text:p>
          </table:table-cell>
          <table:table-cell table:formula="of:=[.B45]/[.D45]*100" office:value-type="float" office:value="95.2335158264444">
            <text:p>95,2335158264</text:p>
          </table:table-cell>
          <table:table-cell table:number-columns-repeated="2"/>
        </table:table-row>
        <table:table-row table:style-name="ro2">
          <table:table-cell office:value-type="float" office:value="2280">
            <text:p>2280</text:p>
          </table:table-cell>
          <table:table-cell office:value-type="float" office:value="368.226687406464">
            <text:p>368,2266874065</text:p>
          </table:table-cell>
          <table:table-cell office:value-type="float" office:value="2280">
            <text:p>2280</text:p>
          </table:table-cell>
          <table:table-cell table:formula="of:=[.C46]*[.$E$1]" office:value-type="float" office:value="395.788764586663">
            <text:p>395,7887645867</text:p>
          </table:table-cell>
          <table:table-cell/>
          <table:table-cell table:formula="of:=[.$G$1]/[.B46]/60" office:value-type="float" office:value="1.1894846706657">
            <text:p>1,1894846707</text:p>
          </table:table-cell>
          <table:table-cell/>
          <table:table-cell table:formula="of:=[.F46]*[.C46]/10" office:value-type="float" office:value="271.20250491178">
            <text:p>271,2025049118</text:p>
          </table:table-cell>
          <table:table-cell table:formula="of:=[.B46]/[.D46]*100" office:value-type="float" office:value="93.0361648317674">
            <text:p>93,0361648318</text:p>
          </table:table-cell>
          <table:table-cell table:number-columns-repeated="2"/>
        </table:table-row>
        <table:table-row table:style-name="ro2">
          <table:table-cell office:value-type="float" office:value="2320">
            <text:p>2320</text:p>
          </table:table-cell>
          <table:table-cell office:value-type="float" office:value="360.708717788222">
            <text:p>360,7087177882</text:p>
          </table:table-cell>
          <table:table-cell office:value-type="float" office:value="2320">
            <text:p>2320</text:p>
          </table:table-cell>
          <table:table-cell table:formula="of:=[.C47]*[.$E$1]" office:value-type="float" office:value="402.732427123271">
            <text:p>402,7324271233</text:p>
          </table:table-cell>
          <table:table-cell/>
          <table:table-cell table:formula="of:=[.$G$1]/[.B47]/60" office:value-type="float" office:value="1.21427616910872">
            <text:p>1,2142761691</text:p>
          </table:table-cell>
          <table:table-cell/>
          <table:table-cell table:formula="of:=[.F47]*[.C47]/10" office:value-type="float" office:value="281.712071233223">
            <text:p>281,7120712332</text:p>
          </table:table-cell>
          <table:table-cell table:formula="of:=[.B47]/[.D47]*100" office:value-type="float" office:value="89.565352451198">
            <text:p>89,5653524512</text:p>
          </table:table-cell>
          <table:table-cell table:number-columns-repeated="2"/>
        </table:table-row>
        <table:table-row table:style-name="ro2">
          <table:table-cell office:value-type="float" office:value="2360">
            <text:p>2360</text:p>
          </table:table-cell>
          <table:table-cell office:value-type="float" office:value="383.526830223751">
            <text:p>383,5268302238</text:p>
          </table:table-cell>
          <table:table-cell office:value-type="float" office:value="2360">
            <text:p>2360</text:p>
          </table:table-cell>
          <table:table-cell table:formula="of:=[.C48]*[.$E$1]" office:value-type="float" office:value="409.67608965988">
            <text:p>409,6760896599</text:p>
          </table:table-cell>
          <table:table-cell/>
          <table:table-cell table:formula="of:=[.$G$1]/[.B48]/60" office:value-type="float" office:value="1.14203222690957">
            <text:p>1,1420322269</text:p>
          </table:table-cell>
          <table:table-cell/>
          <table:table-cell table:formula="of:=[.F48]*[.C48]/10" office:value-type="float" office:value="269.519605550659">
            <text:p>269,5196055507</text:p>
          </table:table-cell>
          <table:table-cell table:formula="of:=[.B48]/[.D48]*100" office:value-type="float" office:value="93.6170891843264">
            <text:p>93,6170891843</text:p>
          </table:table-cell>
          <table:table-cell table:number-columns-repeated="2"/>
        </table:table-row>
        <table:table-row table:style-name="ro2">
          <table:table-cell office:value-type="float" office:value="2400">
            <text:p>2400</text:p>
          </table:table-cell>
          <table:table-cell office:value-type="float" office:value="378.64463776595">
            <text:p>378,644637766</text:p>
          </table:table-cell>
          <table:table-cell office:value-type="float" office:value="2400">
            <text:p>2400</text:p>
          </table:table-cell>
          <table:table-cell table:formula="of:=[.C49]*[.$E$1]" office:value-type="float" office:value="416.619752196488">
            <text:p>416,6197521965</text:p>
          </table:table-cell>
          <table:table-cell/>
          <table:table-cell table:formula="of:=[.$G$1]/[.B49]/60" office:value-type="float" office:value="1.15675743510922">
            <text:p>1,1567574351</text:p>
          </table:table-cell>
          <table:table-cell/>
          <table:table-cell table:formula="of:=[.F49]*[.C49]/10" office:value-type="float" office:value="277.621784426213">
            <text:p>277,6217844262</text:p>
          </table:table-cell>
          <table:table-cell table:formula="of:=[.B49]/[.D49]*100" office:value-type="float" office:value="90.8849462296671">
            <text:p>90,8849462297</text:p>
          </table:table-cell>
          <table:table-cell table:number-columns-repeated="2"/>
        </table:table-row>
        <table:table-row table:style-name="ro2" table:number-rows-repeated="1048526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Feuille2" table:style-name="ta1">
        <table:table-column table:style-name="co3" table:default-cell-style-name="Default"/>
        <table:table-row table:style-name="ro3">
          <table:table-cell/>
        </table:table-row>
      </table:table>
      <table:table table:name="Feuille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an-Marc Molines</meta:initial-creator>
    <meta:creation-date>2021-05-01T18:34:34</meta:creation-date>
    <dc:date>2021-05-01T19:25:03</dc:date>
    <dc:creator>Jean-Marc Molines</dc:creator>
    <meta:editing-duration>PT4M52S</meta:editing-duration>
    <meta:editing-cycles>1</meta:editing-cycles>
    <meta:document-statistic meta:table-count="3" meta:cell-count="347" meta:object-count="1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maximum="25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8.637cm" svg:height="17.12cm" xlink:href=".." xlink:type="simple" chart:class="chart:scatter" chart:style-name="ch1">
        <chart:title svg:x="5.451cm" svg:y="0.478cm" chart:style-name="ch2">
          <text:p>Scalability experiment eORCA025.L75</text:p>
        </chart:title>
        <chart:subtitle svg:x="7.184cm" svg:y="1.599cm" chart:style-name="ch3">
          <text:p>IMHOTEP configuration</text:p>
        </chart:subtitle>
        <chart:legend svg:x="2.977cm" svg:y="2.184cm" style:legend-expansion="custom" chartooo:width="11.637cm" chartooo:height="2.808cm" style:legend-expansion-aspect-ratio="4.14423076923077" chart:style-name="ch4"/>
        <chart:plot-area chart:style-name="ch5" table:cell-range-address="Feuille1.A1:Feuille1.B49 Feuille1.H1:Feuille1.I49 Feuille1.K1:Feuille1.K2 Feuille1.F2:Feuille1.F49 Feuille1.D2:Feuille1.D49" chart:data-source-has-labels="row" svg:x="1.521cm" svg:y="3.115cm" svg:width="15.34cm" svg:height="12.543cm">
          <chartooo:coordinate-region svg:x="2.328cm" svg:y="3.314cm" svg:width="13.911cm" svg:height="11.697cm"/>
          <chart:axis chart:dimension="x" chart:name="primary-x" chart:style-name="ch6">
            <chart:title svg:x="8.697cm" svg:y="16cm" chart:style-name="ch7">
              <text:p>Cores</text:p>
            </chart:title>
          </chart:axis>
          <chart:axis chart:dimension="y" chart:name="primary-y" chart:style-name="ch8">
            <chart:title svg:x="0.589cm" svg:y="12.856cm" chart:style-name="ch9">
              <text:p>Step/mn  -- CPU (x10h) for 1 year -- efficieny(%)</text:p>
            </chart:title>
            <chart:grid chart:style-name="ch10" chart:class="major"/>
          </chart:axis>
          <chart:axis chart:dimension="y" chart:name="secondary-y" chart:style-name="ch11">
            <chart:title svg:x="17.233cm" svg:y="11.15cm" chart:style-name="ch9">
              <text:p>Elapsed time for 1 yr (h)</text:p>
            </chart:title>
          </chart:axis>
          <chart:series chart:attached-axis="primary-y" chart:style-name="ch12" chart:values-cell-range-address="Feuille1.B2:Feuille1.B49" chart:label-cell-address="Feuille1.B1:Feuille1.B1" chart:class="chart:scatter">
            <chart:domain table:cell-range-address="Feuille1.A2:Feuille1.A49"/>
            <chart:data-point chart:repeated="48"/>
          </chart:series>
          <chart:series chart:attached-axis="primary-y" chart:style-name="ch13" chart:values-cell-range-address="Feuille1.I1:Feuille1.I49" chart:label-cell-address="Feuille1.I1:Feuille1.I1" chart:class="chart:scatter">
            <chart:domain table:cell-range-address="Feuille1.C1:Feuille1.C49"/>
            <chart:data-point chart:repeated="49"/>
          </chart:series>
          <chart:series chart:attached-axis="primary-y" chart:style-name="ch14" chart:values-cell-range-address="Feuille1.H2:Feuille1.H49" chart:label-cell-address="Feuille1.H1:Feuille1.H1" chart:class="chart:scatter">
            <chart:domain table:cell-range-address="Feuille1.C2:Feuille1.C49"/>
            <chart:data-point chart:repeated="48"/>
          </chart:series>
          <chart:series chart:attached-axis="secondary-y" chart:style-name="ch15" chart:values-cell-range-address="Feuille1.F2:Feuille1.F49" chart:label-cell-address="Feuille1.K1:Feuille1.K1" chart:class="chart:scatter">
            <chart:domain table:cell-range-address="Feuille1.C2:Feuille1.C49"/>
            <chart:data-point chart:repeated="48"/>
          </chart:series>
          <chart:series chart:attached-axis="primary-y" chart:style-name="ch16" chart:values-cell-range-address="Feuille1.D2:Feuille1.D49" chart:label-cell-address="Feuille1.K2:Feuille1.K2" chart:class="chart:scatter">
            <chart:domain table:cell-range-address="Feuille1.C2:Feuille1.C49"/>
            <chart:data-point chart:repeated="48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Step/mn</text:p>
                <draw:g>
                  <svg:desc>Feuille1.B1:Feuille1.B1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Efficiency %</text:p>
                <draw:g>
                  <svg:desc>Feuille1.I1:Feuille1.I1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CPU/yr</text:p>
                <draw:g>
                  <svg:desc>Feuille1.H1:Feuille1.H1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Elaps/1yr</text:p>
                <draw:g>
                  <svg:desc>Feuille1.K1:Feuille1.K1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Theoric</text:p>
                <draw:g>
                  <svg:desc>Feuille1.K2:Feuille1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0">
                <text:p>240</text:p>
                <draw:g>
                  <svg:desc>Feuille1.A2:Feuille1.A49</svg:desc>
                </draw:g>
              </table:table-cell>
              <table:table-cell office:value-type="float" office:value="36.7811586429207">
                <text:p>36.7811586429207</text:p>
                <draw:g>
                  <svg:desc>Feuille1.B2:Feuille1.B49</svg:desc>
                </draw:g>
              </table:table-cell>
              <table:table-cell office:value-type="float" office:value="NaN">
                <text:p>NaN</text:p>
                <draw:g>
                  <svg:desc>Feuille1.C1:Feuille1.C49</svg:desc>
                </draw:g>
              </table:table-cell>
              <table:table-cell office:value-type="float" office:value="NaN">
                <text:p>NaN</text:p>
                <draw:g>
                  <svg:desc>Feuille1.I1:Feuille1.I49</svg:desc>
                </draw:g>
              </table:table-cell>
              <table:table-cell office:value-type="float" office:value="240">
                <text:p>240</text:p>
                <draw:g>
                  <svg:desc>Feuille1.C2:Feuille1.C49</svg:desc>
                </draw:g>
              </table:table-cell>
              <table:table-cell office:value-type="float" office:value="285.798500858897">
                <text:p>285.798500858897</text:p>
                <draw:g>
                  <svg:desc>Feuille1.H2:Feuille1.H49</svg:desc>
                </draw:g>
              </table:table-cell>
              <table:table-cell office:value-type="float" office:value="240">
                <text:p>240</text:p>
                <draw:g>
                  <svg:desc>Feuille1.C2:Feuille1.C49</svg:desc>
                </draw:g>
              </table:table-cell>
              <table:table-cell office:value-type="float" office:value="11.9082708691207">
                <text:p>11.9082708691207</text:p>
                <draw:g>
                  <svg:desc>Feuille1.F2:Feuille1.F49</svg:desc>
                </draw:g>
              </table:table-cell>
              <table:table-cell office:value-type="float" office:value="240">
                <text:p>240</text:p>
                <draw:g>
                  <svg:desc>Feuille1.C2:Feuille1.C49</svg:desc>
                </draw:g>
              </table:table-cell>
              <table:table-cell office:value-type="float" office:value="41.6619752196488">
                <text:p>41.6619752196488</text:p>
                <draw:g>
                  <svg:desc>Feuille1.D2:Feuille1.D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0">
                <text:p>280</text:p>
              </table:table-cell>
              <table:table-cell office:value-type="float" office:value="48.6056377562569">
                <text:p>48.6056377562569</text:p>
              </table:table-cell>
              <table:table-cell office:value-type="float" office:value="240">
                <text:p>240</text:p>
              </table:table-cell>
              <table:table-cell office:value-type="float" office:value="88.2847211372107">
                <text:p>88.2847211372107</text:p>
              </table:table-cell>
              <table:table-cell office:value-type="float" office:value="280">
                <text:p>280</text:p>
              </table:table-cell>
              <table:table-cell office:value-type="float" office:value="252.316409497606">
                <text:p>252.316409497606</text:p>
              </table:table-cell>
              <table:table-cell office:value-type="float" office:value="280">
                <text:p>280</text:p>
              </table:table-cell>
              <table:table-cell office:value-type="float" office:value="9.0113003392002">
                <text:p>9.0113003392002</text:p>
              </table:table-cell>
              <table:table-cell office:value-type="float" office:value="280">
                <text:p>280</text:p>
              </table:table-cell>
              <table:table-cell office:value-type="float" office:value="48.6056377562569">
                <text:p>48.60563775625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0">
                <text:p>360</text:p>
              </table:table-cell>
              <table:table-cell office:value-type="float" office:value="62.9793716692203">
                <text:p>62.9793716692203</text:p>
              </table:table-cell>
              <table:table-cell office:value-type="float" office:value="280">
                <text:p>280</text:p>
              </table:table-cell>
              <table:table-cell office:value-type="float" office:value="100">
                <text:p>100</text:p>
              </table:table-cell>
              <table:table-cell office:value-type="float" office:value="360">
                <text:p>360</text:p>
              </table:table-cell>
              <table:table-cell office:value-type="float" office:value="250.367693136358">
                <text:p>250.367693136358</text:p>
              </table:table-cell>
              <table:table-cell office:value-type="float" office:value="360">
                <text:p>360</text:p>
              </table:table-cell>
              <table:table-cell office:value-type="float" office:value="6.95465814267662">
                <text:p>6.95465814267662</text:p>
              </table:table-cell>
              <table:table-cell office:value-type="float" office:value="360">
                <text:p>360</text:p>
              </table:table-cell>
              <table:table-cell office:value-type="float" office:value="62.4929628294732">
                <text:p>62.49296282947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66.6629716119721">
                <text:p>66.6629716119721</text:p>
              </table:table-cell>
              <table:table-cell office:value-type="float" office:value="360">
                <text:p>360</text:p>
              </table:table-cell>
              <table:table-cell office:value-type="float" office:value="100.778341780777">
                <text:p>100.778341780777</text:p>
              </table:table-cell>
              <table:table-cell office:value-type="float" office:value="400">
                <text:p>400</text:p>
              </table:table-cell>
              <table:table-cell office:value-type="float" office:value="262.814566712978">
                <text:p>262.814566712978</text:p>
              </table:table-cell>
              <table:table-cell office:value-type="float" office:value="400">
                <text:p>400</text:p>
              </table:table-cell>
              <table:table-cell office:value-type="float" office:value="6.57036416782445">
                <text:p>6.57036416782445</text:p>
              </table:table-cell>
              <table:table-cell office:value-type="float" office:value="400">
                <text:p>400</text:p>
              </table:table-cell>
              <table:table-cell office:value-type="float" office:value="69.4366253660813">
                <text:p>69.43662536608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0">
                <text:p>440</text:p>
              </table:table-cell>
              <table:table-cell office:value-type="float" office:value="71.4357693589598">
                <text:p>71.4357693589598</text:p>
              </table:table-cell>
              <table:table-cell office:value-type="float" office:value="400">
                <text:p>400</text:p>
              </table:table-cell>
              <table:table-cell office:value-type="float" office:value="96.0054888331827">
                <text:p>96.0054888331827</text:p>
              </table:table-cell>
              <table:table-cell office:value-type="float" office:value="440">
                <text:p>440</text:p>
              </table:table-cell>
              <table:table-cell office:value-type="float" office:value="269.780813910739">
                <text:p>269.780813910739</text:p>
              </table:table-cell>
              <table:table-cell office:value-type="float" office:value="440">
                <text:p>440</text:p>
              </table:table-cell>
              <table:table-cell office:value-type="float" office:value="6.13138213433498">
                <text:p>6.13138213433498</text:p>
              </table:table-cell>
              <table:table-cell office:value-type="float" office:value="440">
                <text:p>440</text:p>
              </table:table-cell>
              <table:table-cell office:value-type="float" office:value="76.3802879026894">
                <text:p>76.38028790268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0">
                <text:p>480</text:p>
              </table:table-cell>
              <table:table-cell office:value-type="float" office:value="88.6343466971076">
                <text:p>88.6343466971076</text:p>
              </table:table-cell>
              <table:table-cell office:value-type="float" office:value="440">
                <text:p>440</text:p>
              </table:table-cell>
              <table:table-cell office:value-type="float" office:value="93.5264468366117">
                <text:p>93.5264468366117</text:p>
              </table:table-cell>
              <table:table-cell office:value-type="float" office:value="480">
                <text:p>480</text:p>
              </table:table-cell>
              <table:table-cell office:value-type="float" office:value="237.199243672951">
                <text:p>237.199243672951</text:p>
              </table:table-cell>
              <table:table-cell office:value-type="float" office:value="480">
                <text:p>480</text:p>
              </table:table-cell>
              <table:table-cell office:value-type="float" office:value="4.94165090985314">
                <text:p>4.94165090985314</text:p>
              </table:table-cell>
              <table:table-cell office:value-type="float" office:value="480">
                <text:p>480</text:p>
              </table:table-cell>
              <table:table-cell office:value-type="float" office:value="83.3239504392975">
                <text:p>83.32395043929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20">
                <text:p>520</text:p>
              </table:table-cell>
              <table:table-cell office:value-type="float" office:value="82.2294923739462">
                <text:p>82.2294923739462</text:p>
              </table:table-cell>
              <table:table-cell office:value-type="float" office:value="480">
                <text:p>480</text:p>
              </table:table-cell>
              <table:table-cell office:value-type="float" office:value="106.373193097318">
                <text:p>106.373193097318</text:p>
              </table:table-cell>
              <table:table-cell office:value-type="float" office:value="520">
                <text:p>520</text:p>
              </table:table-cell>
              <table:table-cell office:value-type="float" office:value="276.98091454127">
                <text:p>276.98091454127</text:p>
              </table:table-cell>
              <table:table-cell office:value-type="float" office:value="520">
                <text:p>520</text:p>
              </table:table-cell>
              <table:table-cell office:value-type="float" office:value="5.32655604887057">
                <text:p>5.32655604887057</text:p>
              </table:table-cell>
              <table:table-cell office:value-type="float" office:value="520">
                <text:p>520</text:p>
              </table:table-cell>
              <table:table-cell office:value-type="float" office:value="90.2676129759057">
                <text:p>90.26761297590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60">
                <text:p>560</text:p>
              </table:table-cell>
              <table:table-cell office:value-type="float" office:value="97.555711388693">
                <text:p>97.555711388693</text:p>
              </table:table-cell>
              <table:table-cell office:value-type="float" office:value="520">
                <text:p>520</text:p>
              </table:table-cell>
              <table:table-cell office:value-type="float" office:value="91.0952330110856">
                <text:p>91.0952330110856</text:p>
              </table:table-cell>
              <table:table-cell office:value-type="float" office:value="560">
                <text:p>560</text:p>
              </table:table-cell>
              <table:table-cell office:value-type="float" office:value="251.42556648757">
                <text:p>251.42556648757</text:p>
              </table:table-cell>
              <table:table-cell office:value-type="float" office:value="560">
                <text:p>560</text:p>
              </table:table-cell>
              <table:table-cell office:value-type="float" office:value="4.4897422587066">
                <text:p>4.4897422587066</text:p>
              </table:table-cell>
              <table:table-cell office:value-type="float" office:value="560">
                <text:p>560</text:p>
              </table:table-cell>
              <table:table-cell office:value-type="float" office:value="97.2112755125138">
                <text:p>97.21127551251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40">
                <text:p>640</text:p>
              </table:table-cell>
              <table:table-cell office:value-type="float" office:value="113.151786750954">
                <text:p>113.151786750954</text:p>
              </table:table-cell>
              <table:table-cell office:value-type="float" office:value="560">
                <text:p>560</text:p>
              </table:table-cell>
              <table:table-cell office:value-type="float" office:value="100.354316795416">
                <text:p>100.354316795416</text:p>
              </table:table-cell>
              <table:table-cell office:value-type="float" office:value="640">
                <text:p>640</text:p>
              </table:table-cell>
              <table:table-cell office:value-type="float" office:value="247.738023454266">
                <text:p>247.738023454266</text:p>
              </table:table-cell>
              <table:table-cell office:value-type="float" office:value="640">
                <text:p>640</text:p>
              </table:table-cell>
              <table:table-cell office:value-type="float" office:value="3.8709066164729">
                <text:p>3.8709066164729</text:p>
              </table:table-cell>
              <table:table-cell office:value-type="float" office:value="640">
                <text:p>640</text:p>
              </table:table-cell>
              <table:table-cell office:value-type="float" office:value="111.09860058573">
                <text:p>111.098600585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80">
                <text:p>680</text:p>
              </table:table-cell>
              <table:table-cell office:value-type="float" office:value="109.753319375425">
                <text:p>109.753319375425</text:p>
              </table:table-cell>
              <table:table-cell office:value-type="float" office:value="640">
                <text:p>640</text:p>
              </table:table-cell>
              <table:table-cell office:value-type="float" office:value="101.848075632276">
                <text:p>101.848075632276</text:p>
              </table:table-cell>
              <table:table-cell office:value-type="float" office:value="680">
                <text:p>680</text:p>
              </table:table-cell>
              <table:table-cell office:value-type="float" office:value="271.372202403465">
                <text:p>271.372202403465</text:p>
              </table:table-cell>
              <table:table-cell office:value-type="float" office:value="680">
                <text:p>680</text:p>
              </table:table-cell>
              <table:table-cell office:value-type="float" office:value="3.9907676824039">
                <text:p>3.9907676824039</text:p>
              </table:table-cell>
              <table:table-cell office:value-type="float" office:value="680">
                <text:p>680</text:p>
              </table:table-cell>
              <table:table-cell office:value-type="float" office:value="118.042263122338">
                <text:p>118.0422631223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20">
                <text:p>720</text:p>
              </table:table-cell>
              <table:table-cell office:value-type="float" office:value="127.322372932004">
                <text:p>127.322372932004</text:p>
              </table:table-cell>
              <table:table-cell office:value-type="float" office:value="680">
                <text:p>680</text:p>
              </table:table-cell>
              <table:table-cell office:value-type="float" office:value="92.9779864197262">
                <text:p>92.9779864197262</text:p>
              </table:table-cell>
              <table:table-cell office:value-type="float" office:value="720">
                <text:p>720</text:p>
              </table:table-cell>
              <table:table-cell office:value-type="float" office:value="247.6862414184">
                <text:p>247.6862414184</text:p>
              </table:table-cell>
              <table:table-cell office:value-type="float" office:value="720">
                <text:p>720</text:p>
              </table:table-cell>
              <table:table-cell office:value-type="float" office:value="3.44008668636667">
                <text:p>3.44008668636667</text:p>
              </table:table-cell>
              <table:table-cell office:value-type="float" office:value="720">
                <text:p>720</text:p>
              </table:table-cell>
              <table:table-cell office:value-type="float" office:value="124.985925658946">
                <text:p>124.9859256589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60">
                <text:p>760</text:p>
              </table:table-cell>
              <table:table-cell office:value-type="float" office:value="140.564616750486">
                <text:p>140.564616750486</text:p>
              </table:table-cell>
              <table:table-cell office:value-type="float" office:value="720">
                <text:p>720</text:p>
              </table:table-cell>
              <table:table-cell office:value-type="float" office:value="101.869368299462">
                <text:p>101.869368299462</text:p>
              </table:table-cell>
              <table:table-cell office:value-type="float" office:value="760">
                <text:p>760</text:p>
              </table:table-cell>
              <table:table-cell office:value-type="float" office:value="236.816353713603">
                <text:p>236.816353713603</text:p>
              </table:table-cell>
              <table:table-cell office:value-type="float" office:value="760">
                <text:p>760</text:p>
              </table:table-cell>
              <table:table-cell office:value-type="float" office:value="3.11600465412635">
                <text:p>3.11600465412635</text:p>
              </table:table-cell>
              <table:table-cell office:value-type="float" office:value="760">
                <text:p>760</text:p>
              </table:table-cell>
              <table:table-cell office:value-type="float" office:value="131.929588195554">
                <text:p>131.9295881955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00">
                <text:p>800</text:p>
              </table:table-cell>
              <table:table-cell office:value-type="float" office:value="145.482586195697">
                <text:p>145.482586195697</text:p>
              </table:table-cell>
              <table:table-cell office:value-type="float" office:value="760">
                <text:p>760</text:p>
              </table:table-cell>
              <table:table-cell office:value-type="float" office:value="106.545179646988">
                <text:p>106.545179646988</text:p>
              </table:table-cell>
              <table:table-cell office:value-type="float" office:value="800">
                <text:p>800</text:p>
              </table:table-cell>
              <table:table-cell office:value-type="float" office:value="240.853568226137">
                <text:p>240.853568226137</text:p>
              </table:table-cell>
              <table:table-cell office:value-type="float" office:value="800">
                <text:p>800</text:p>
              </table:table-cell>
              <table:table-cell office:value-type="float" office:value="3.01066960282671">
                <text:p>3.01066960282671</text:p>
              </table:table-cell>
              <table:table-cell office:value-type="float" office:value="800">
                <text:p>800</text:p>
              </table:table-cell>
              <table:table-cell office:value-type="float" office:value="138.873250732163">
                <text:p>138.8732507321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40">
                <text:p>840</text:p>
              </table:table-cell>
              <table:table-cell office:value-type="float" office:value="122.85720650005">
                <text:p>122.85720650005</text:p>
              </table:table-cell>
              <table:table-cell office:value-type="float" office:value="800">
                <text:p>800</text:p>
              </table:table-cell>
              <table:table-cell office:value-type="float" office:value="104.759257401039">
                <text:p>104.759257401039</text:p>
              </table:table-cell>
              <table:table-cell office:value-type="float" office:value="840">
                <text:p>840</text:p>
              </table:table-cell>
              <table:table-cell office:value-type="float" office:value="299.469612309514">
                <text:p>299.469612309514</text:p>
              </table:table-cell>
              <table:table-cell office:value-type="float" office:value="840">
                <text:p>840</text:p>
              </table:table-cell>
              <table:table-cell office:value-type="float" office:value="3.56511443225612">
                <text:p>3.56511443225612</text:p>
              </table:table-cell>
              <table:table-cell office:value-type="float" office:value="840">
                <text:p>840</text:p>
              </table:table-cell>
              <table:table-cell office:value-type="float" office:value="145.816913268771">
                <text:p>145.8169132687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80">
                <text:p>880</text:p>
              </table:table-cell>
              <table:table-cell office:value-type="float" office:value="161.087990103909">
                <text:p>161.087990103909</text:p>
              </table:table-cell>
              <table:table-cell office:value-type="float" office:value="840">
                <text:p>840</text:p>
              </table:table-cell>
              <table:table-cell office:value-type="float" office:value="84.2544282044973">
                <text:p>84.2544282044973</text:p>
              </table:table-cell>
              <table:table-cell office:value-type="float" office:value="880">
                <text:p>880</text:p>
              </table:table-cell>
              <table:table-cell office:value-type="float" office:value="239.272958680144">
                <text:p>239.272958680144</text:p>
              </table:table-cell>
              <table:table-cell office:value-type="float" office:value="880">
                <text:p>880</text:p>
              </table:table-cell>
              <table:table-cell office:value-type="float" office:value="2.71901089409254">
                <text:p>2.71901089409254</text:p>
              </table:table-cell>
              <table:table-cell office:value-type="float" office:value="880">
                <text:p>880</text:p>
              </table:table-cell>
              <table:table-cell office:value-type="float" office:value="152.760575805379">
                <text:p>152.7605758053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20">
                <text:p>920</text:p>
              </table:table-cell>
              <table:table-cell office:value-type="float" office:value="131.032846108237">
                <text:p>131.032846108237</text:p>
              </table:table-cell>
              <table:table-cell office:value-type="float" office:value="880">
                <text:p>880</text:p>
              </table:table-cell>
              <table:table-cell office:value-type="float" office:value="105.45128496317">
                <text:p>105.45128496317</text:p>
              </table:table-cell>
              <table:table-cell office:value-type="float" office:value="920">
                <text:p>920</text:p>
              </table:table-cell>
              <table:table-cell office:value-type="float" office:value="307.525946331917">
                <text:p>307.525946331917</text:p>
              </table:table-cell>
              <table:table-cell office:value-type="float" office:value="920">
                <text:p>920</text:p>
              </table:table-cell>
              <table:table-cell office:value-type="float" office:value="3.34267332969475">
                <text:p>3.34267332969475</text:p>
              </table:table-cell>
              <table:table-cell office:value-type="float" office:value="920">
                <text:p>920</text:p>
              </table:table-cell>
              <table:table-cell office:value-type="float" office:value="159.704238341987">
                <text:p>159.7042383419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60">
                <text:p>960</text:p>
              </table:table-cell>
              <table:table-cell office:value-type="float" office:value="155.355835092257">
                <text:p>155.355835092257</text:p>
              </table:table-cell>
              <table:table-cell office:value-type="float" office:value="920">
                <text:p>920</text:p>
              </table:table-cell>
              <table:table-cell office:value-type="float" office:value="82.0471939058036">
                <text:p>82.0471939058036</text:p>
              </table:table-cell>
              <table:table-cell office:value-type="float" office:value="960">
                <text:p>960</text:p>
              </table:table-cell>
              <table:table-cell office:value-type="float" office:value="270.656071431305">
                <text:p>270.656071431305</text:p>
              </table:table-cell>
              <table:table-cell office:value-type="float" office:value="960">
                <text:p>960</text:p>
              </table:table-cell>
              <table:table-cell office:value-type="float" office:value="2.81933407740943">
                <text:p>2.81933407740943</text:p>
              </table:table-cell>
              <table:table-cell office:value-type="float" office:value="960">
                <text:p>960</text:p>
              </table:table-cell>
              <table:table-cell office:value-type="float" office:value="166.647900878595">
                <text:p>166.6479008785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0">
                <text:p>1000</text:p>
              </table:table-cell>
              <table:table-cell office:value-type="float" office:value="177.320176303007">
                <text:p>177.320176303007</text:p>
              </table:table-cell>
              <table:table-cell office:value-type="float" office:value="960">
                <text:p>960</text:p>
              </table:table-cell>
              <table:table-cell office:value-type="float" office:value="93.2239975860456">
                <text:p>93.2239975860456</text:p>
              </table:table-cell>
              <table:table-cell office:value-type="float" office:value="1000">
                <text:p>1000</text:p>
              </table:table-cell>
              <table:table-cell office:value-type="float" office:value="247.010807868553">
                <text:p>247.010807868553</text:p>
              </table:table-cell>
              <table:table-cell office:value-type="float" office:value="1000">
                <text:p>1000</text:p>
              </table:table-cell>
              <table:table-cell office:value-type="float" office:value="2.47010807868553">
                <text:p>2.47010807868553</text:p>
              </table:table-cell>
              <table:table-cell office:value-type="float" office:value="1000">
                <text:p>1000</text:p>
              </table:table-cell>
              <table:table-cell office:value-type="float" office:value="173.591563415203">
                <text:p>173.5915634152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80">
                <text:p>1080</text:p>
              </table:table-cell>
              <table:table-cell office:value-type="float" office:value="182.686529811168">
                <text:p>182.686529811168</text:p>
              </table:table-cell>
              <table:table-cell office:value-type="float" office:value="1000">
                <text:p>1000</text:p>
              </table:table-cell>
              <table:table-cell office:value-type="float" office:value="102.147922868167">
                <text:p>102.147922868167</text:p>
              </table:table-cell>
              <table:table-cell office:value-type="float" office:value="1080">
                <text:p>1080</text:p>
              </table:table-cell>
              <table:table-cell office:value-type="float" office:value="258.935347060866">
                <text:p>258.935347060866</text:p>
              </table:table-cell>
              <table:table-cell office:value-type="float" office:value="1080">
                <text:p>1080</text:p>
              </table:table-cell>
              <table:table-cell office:value-type="float" office:value="2.39754950982284">
                <text:p>2.39754950982284</text:p>
              </table:table-cell>
              <table:table-cell office:value-type="float" office:value="1080">
                <text:p>1080</text:p>
              </table:table-cell>
              <table:table-cell office:value-type="float" office:value="187.478888488419">
                <text:p>187.4788884884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20">
                <text:p>1120</text:p>
              </table:table-cell>
              <table:table-cell office:value-type="float" office:value="201.090404620578">
                <text:p>201.090404620578</text:p>
              </table:table-cell>
              <table:table-cell office:value-type="float" office:value="1080">
                <text:p>1080</text:p>
              </table:table-cell>
              <table:table-cell office:value-type="float" office:value="97.4437875560864">
                <text:p>97.4437875560864</text:p>
              </table:table-cell>
              <table:table-cell office:value-type="float" office:value="1120">
                <text:p>1120</text:p>
              </table:table-cell>
              <table:table-cell office:value-type="float" office:value="243.949979078116">
                <text:p>243.949979078116</text:p>
              </table:table-cell>
              <table:table-cell office:value-type="float" office:value="1120">
                <text:p>1120</text:p>
              </table:table-cell>
              <table:table-cell office:value-type="float" office:value="2.17812481319747">
                <text:p>2.17812481319747</text:p>
              </table:table-cell>
              <table:table-cell office:value-type="float" office:value="1120">
                <text:p>1120</text:p>
              </table:table-cell>
              <table:table-cell office:value-type="float" office:value="194.422551025028">
                <text:p>194.4225510250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60">
                <text:p>1160</text:p>
              </table:table-cell>
              <table:table-cell office:value-type="float" office:value="163.266132607056">
                <text:p>163.266132607056</text:p>
              </table:table-cell>
              <table:table-cell office:value-type="float" office:value="1120">
                <text:p>1120</text:p>
              </table:table-cell>
              <table:table-cell office:value-type="float" office:value="103.429568000418">
                <text:p>103.429568000418</text:p>
              </table:table-cell>
              <table:table-cell office:value-type="float" office:value="1160">
                <text:p>1160</text:p>
              </table:table-cell>
              <table:table-cell office:value-type="float" office:value="311.197424650727">
                <text:p>311.197424650727</text:p>
              </table:table-cell>
              <table:table-cell office:value-type="float" office:value="1160">
                <text:p>1160</text:p>
              </table:table-cell>
              <table:table-cell office:value-type="float" office:value="2.68273641940282">
                <text:p>2.68273641940282</text:p>
              </table:table-cell>
              <table:table-cell office:value-type="float" office:value="1160">
                <text:p>1160</text:p>
              </table:table-cell>
              <table:table-cell office:value-type="float" office:value="201.366213561636">
                <text:p>201.3662135616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00">
                <text:p>1200</text:p>
              </table:table-cell>
              <table:table-cell office:value-type="float" office:value="215.828285944994">
                <text:p>215.828285944994</text:p>
              </table:table-cell>
              <table:table-cell office:value-type="float" office:value="1160">
                <text:p>1160</text:p>
              </table:table-cell>
              <table:table-cell office:value-type="float" office:value="81.0792087308541">
                <text:p>81.0792087308541</text:p>
              </table:table-cell>
              <table:table-cell office:value-type="float" office:value="1200">
                <text:p>1200</text:p>
              </table:table-cell>
              <table:table-cell office:value-type="float" office:value="243.526930540492">
                <text:p>243.526930540492</text:p>
              </table:table-cell>
              <table:table-cell office:value-type="float" office:value="1200">
                <text:p>1200</text:p>
              </table:table-cell>
              <table:table-cell office:value-type="float" office:value="2.02939108783744">
                <text:p>2.02939108783744</text:p>
              </table:table-cell>
              <table:table-cell office:value-type="float" office:value="1200">
                <text:p>1200</text:p>
              </table:table-cell>
              <table:table-cell office:value-type="float" office:value="208.309876098244">
                <text:p>208.3098760982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80">
                <text:p>1280</text:p>
              </table:table-cell>
              <table:table-cell office:value-type="float" office:value="224.167222856987">
                <text:p>224.167222856987</text:p>
              </table:table-cell>
              <table:table-cell office:value-type="float" office:value="1200">
                <text:p>1200</text:p>
              </table:table-cell>
              <table:table-cell office:value-type="float" office:value="103.609243108188">
                <text:p>103.609243108188</text:p>
              </table:table-cell>
              <table:table-cell office:value-type="float" office:value="1280">
                <text:p>1280</text:p>
              </table:table-cell>
              <table:table-cell office:value-type="float" office:value="250.099007720533">
                <text:p>250.099007720533</text:p>
              </table:table-cell>
              <table:table-cell office:value-type="float" office:value="1280">
                <text:p>1280</text:p>
              </table:table-cell>
              <table:table-cell office:value-type="float" office:value="1.95389849781666">
                <text:p>1.95389849781666</text:p>
              </table:table-cell>
              <table:table-cell office:value-type="float" office:value="1280">
                <text:p>1280</text:p>
              </table:table-cell>
              <table:table-cell office:value-type="float" office:value="222.19720117146">
                <text:p>222.197201171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20">
                <text:p>1320</text:p>
              </table:table-cell>
              <table:table-cell office:value-type="float" office:value="217.67470236065">
                <text:p>217.67470236065</text:p>
              </table:table-cell>
              <table:table-cell office:value-type="float" office:value="1280">
                <text:p>1280</text:p>
              </table:table-cell>
              <table:table-cell office:value-type="float" office:value="100.886609586053">
                <text:p>100.886609586053</text:p>
              </table:table-cell>
              <table:table-cell office:value-type="float" office:value="1320">
                <text:p>1320</text:p>
              </table:table-cell>
              <table:table-cell office:value-type="float" office:value="265.607346067293">
                <text:p>265.607346067293</text:p>
              </table:table-cell>
              <table:table-cell office:value-type="float" office:value="1320">
                <text:p>1320</text:p>
              </table:table-cell>
              <table:table-cell office:value-type="float" office:value="2.01217686414616">
                <text:p>2.01217686414616</text:p>
              </table:table-cell>
              <table:table-cell office:value-type="float" office:value="1320">
                <text:p>1320</text:p>
              </table:table-cell>
              <table:table-cell office:value-type="float" office:value="229.140863708068">
                <text:p>229.1408637080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60">
                <text:p>1360</text:p>
              </table:table-cell>
              <table:table-cell office:value-type="float" office:value="246.523414218935">
                <text:p>246.523414218935</text:p>
              </table:table-cell>
              <table:table-cell office:value-type="float" office:value="1320">
                <text:p>1320</text:p>
              </table:table-cell>
              <table:table-cell office:value-type="float" office:value="94.9960207176199">
                <text:p>94.9960207176199</text:p>
              </table:table-cell>
              <table:table-cell office:value-type="float" office:value="1360">
                <text:p>1360</text:p>
              </table:table-cell>
              <table:table-cell office:value-type="float" office:value="241.632220569111">
                <text:p>241.632220569111</text:p>
              </table:table-cell>
              <table:table-cell office:value-type="float" office:value="1360">
                <text:p>1360</text:p>
              </table:table-cell>
              <table:table-cell office:value-type="float" office:value="1.77670750418464">
                <text:p>1.77670750418464</text:p>
              </table:table-cell>
              <table:table-cell office:value-type="float" office:value="1360">
                <text:p>1360</text:p>
              </table:table-cell>
              <table:table-cell office:value-type="float" office:value="236.084526244676">
                <text:p>236.0845262446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00">
                <text:p>1400</text:p>
              </table:table-cell>
              <table:table-cell office:value-type="float" office:value="255.03995091429">
                <text:p>255.03995091429</text:p>
              </table:table-cell>
              <table:table-cell office:value-type="float" office:value="1360">
                <text:p>1360</text:p>
              </table:table-cell>
              <table:table-cell office:value-type="float" office:value="104.421673940392">
                <text:p>104.421673940392</text:p>
              </table:table-cell>
              <table:table-cell office:value-type="float" office:value="1400">
                <text:p>1400</text:p>
              </table:table-cell>
              <table:table-cell office:value-type="float" office:value="240.432919549171">
                <text:p>240.432919549171</text:p>
              </table:table-cell>
              <table:table-cell office:value-type="float" office:value="1400">
                <text:p>1400</text:p>
              </table:table-cell>
              <table:table-cell office:value-type="float" office:value="1.71737799677979">
                <text:p>1.71737799677979</text:p>
              </table:table-cell>
              <table:table-cell office:value-type="float" office:value="1400">
                <text:p>1400</text:p>
              </table:table-cell>
              <table:table-cell office:value-type="float" office:value="243.028188781284">
                <text:p>243.0281887812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40">
                <text:p>1440</text:p>
              </table:table-cell>
              <table:table-cell office:value-type="float" office:value="251.634841581111">
                <text:p>251.634841581111</text:p>
              </table:table-cell>
              <table:table-cell office:value-type="float" office:value="1400">
                <text:p>1400</text:p>
              </table:table-cell>
              <table:table-cell office:value-type="float" office:value="104.942538638518">
                <text:p>104.942538638518</text:p>
              </table:table-cell>
              <table:table-cell office:value-type="float" office:value="1440">
                <text:p>1440</text:p>
              </table:table-cell>
              <table:table-cell office:value-type="float" office:value="250.648914926471">
                <text:p>250.648914926471</text:p>
              </table:table-cell>
              <table:table-cell office:value-type="float" office:value="1440">
                <text:p>1440</text:p>
              </table:table-cell>
              <table:table-cell office:value-type="float" office:value="1.74061746476716">
                <text:p>1.74061746476716</text:p>
              </table:table-cell>
              <table:table-cell office:value-type="float" office:value="1440">
                <text:p>1440</text:p>
              </table:table-cell>
              <table:table-cell office:value-type="float" office:value="249.971851317893">
                <text:p>249.9718513178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80">
                <text:p>1480</text:p>
              </table:table-cell>
              <table:table-cell office:value-type="float" office:value="257.978222689858">
                <text:p>257.978222689858</text:p>
              </table:table-cell>
              <table:table-cell office:value-type="float" office:value="1440">
                <text:p>1440</text:p>
              </table:table-cell>
              <table:table-cell office:value-type="float" office:value="100.665271011296">
                <text:p>100.665271011296</text:p>
              </table:table-cell>
              <table:table-cell office:value-type="float" office:value="1480">
                <text:p>1480</text:p>
              </table:table-cell>
              <table:table-cell office:value-type="float" office:value="251.277023789452">
                <text:p>251.277023789452</text:p>
              </table:table-cell>
              <table:table-cell office:value-type="float" office:value="1480">
                <text:p>1480</text:p>
              </table:table-cell>
              <table:table-cell office:value-type="float" office:value="1.69781772830711">
                <text:p>1.69781772830711</text:p>
              </table:table-cell>
              <table:table-cell office:value-type="float" office:value="1480">
                <text:p>1480</text:p>
              </table:table-cell>
              <table:table-cell office:value-type="float" office:value="256.915513854501">
                <text:p>256.9155138545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20">
                <text:p>1520</text:p>
              </table:table-cell>
              <table:table-cell office:value-type="float" office:value="267.266209729016">
                <text:p>267.266209729016</text:p>
              </table:table-cell>
              <table:table-cell office:value-type="float" office:value="1480">
                <text:p>1480</text:p>
              </table:table-cell>
              <table:table-cell office:value-type="float" office:value="100.413641363814">
                <text:p>100.413641363814</text:p>
              </table:table-cell>
              <table:table-cell office:value-type="float" office:value="1520">
                <text:p>1520</text:p>
              </table:table-cell>
              <table:table-cell office:value-type="float" office:value="249.099951944924">
                <text:p>249.099951944924</text:p>
              </table:table-cell>
              <table:table-cell office:value-type="float" office:value="1520">
                <text:p>1520</text:p>
              </table:table-cell>
              <table:table-cell office:value-type="float" office:value="1.63881547332187">
                <text:p>1.63881547332187</text:p>
              </table:table-cell>
              <table:table-cell office:value-type="float" office:value="1520">
                <text:p>1520</text:p>
              </table:table-cell>
              <table:table-cell office:value-type="float" office:value="263.859176391109">
                <text:p>263.85917639110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60">
                <text:p>1560</text:p>
              </table:table-cell>
              <table:table-cell office:value-type="float" office:value="270.456024410202">
                <text:p>270.456024410202</text:p>
              </table:table-cell>
              <table:table-cell office:value-type="float" office:value="1520">
                <text:p>1520</text:p>
              </table:table-cell>
              <table:table-cell office:value-type="float" office:value="101.291231703406">
                <text:p>101.291231703406</text:p>
              </table:table-cell>
              <table:table-cell office:value-type="float" office:value="1560">
                <text:p>1560</text:p>
              </table:table-cell>
              <table:table-cell office:value-type="float" office:value="252.639962999554">
                <text:p>252.639962999554</text:p>
              </table:table-cell>
              <table:table-cell office:value-type="float" office:value="1560">
                <text:p>1560</text:p>
              </table:table-cell>
              <table:table-cell office:value-type="float" office:value="1.61948694230483">
                <text:p>1.61948694230483</text:p>
              </table:table-cell>
              <table:table-cell office:value-type="float" office:value="1560">
                <text:p>1560</text:p>
              </table:table-cell>
              <table:table-cell office:value-type="float" office:value="270.802838927717">
                <text:p>270.8028389277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40">
                <text:p>1640</text:p>
              </table:table-cell>
              <table:table-cell office:value-type="float" office:value="269.599092969953">
                <text:p>269.599092969953</text:p>
              </table:table-cell>
              <table:table-cell office:value-type="float" office:value="1560">
                <text:p>1560</text:p>
              </table:table-cell>
              <table:table-cell office:value-type="float" office:value="99.8719309890222">
                <text:p>99.8719309890222</text:p>
              </table:table-cell>
              <table:table-cell office:value-type="float" office:value="1640">
                <text:p>1640</text:p>
              </table:table-cell>
              <table:table-cell office:value-type="float" office:value="266.440065538372">
                <text:p>266.440065538372</text:p>
              </table:table-cell>
              <table:table-cell office:value-type="float" office:value="1640">
                <text:p>1640</text:p>
              </table:table-cell>
              <table:table-cell office:value-type="float" office:value="1.62463454596568">
                <text:p>1.62463454596568</text:p>
              </table:table-cell>
              <table:table-cell office:value-type="float" office:value="1640">
                <text:p>1640</text:p>
              </table:table-cell>
              <table:table-cell office:value-type="float" office:value="284.690164000933">
                <text:p>284.6901640009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80">
                <text:p>1680</text:p>
              </table:table-cell>
              <table:table-cell office:value-type="float" office:value="297.106341396858">
                <text:p>297.106341396858</text:p>
              </table:table-cell>
              <table:table-cell office:value-type="float" office:value="1640">
                <text:p>1640</text:p>
              </table:table-cell>
              <table:table-cell office:value-type="float" office:value="94.6991245433647">
                <text:p>94.6991245433647</text:p>
              </table:table-cell>
              <table:table-cell office:value-type="float" office:value="1680">
                <text:p>1680</text:p>
              </table:table-cell>
              <table:table-cell office:value-type="float" office:value="247.668897452817">
                <text:p>247.668897452817</text:p>
              </table:table-cell>
              <table:table-cell office:value-type="float" office:value="1680">
                <text:p>1680</text:p>
              </table:table-cell>
              <table:table-cell office:value-type="float" office:value="1.47421962769534">
                <text:p>1.47421962769534</text:p>
              </table:table-cell>
              <table:table-cell office:value-type="float" office:value="1680">
                <text:p>1680</text:p>
              </table:table-cell>
              <table:table-cell office:value-type="float" office:value="291.633826537541">
                <text:p>291.6338265375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20">
                <text:p>1720</text:p>
              </table:table-cell>
              <table:table-cell office:value-type="float" office:value="279.082066298419">
                <text:p>279.082066298419</text:p>
              </table:table-cell>
              <table:table-cell office:value-type="float" office:value="1680">
                <text:p>1680</text:p>
              </table:table-cell>
              <table:table-cell office:value-type="float" office:value="101.876502093152">
                <text:p>101.876502093152</text:p>
              </table:table-cell>
              <table:table-cell office:value-type="float" office:value="1720">
                <text:p>1720</text:p>
              </table:table-cell>
              <table:table-cell office:value-type="float" office:value="269.942103407835">
                <text:p>269.942103407835</text:p>
              </table:table-cell>
              <table:table-cell office:value-type="float" office:value="1720">
                <text:p>1720</text:p>
              </table:table-cell>
              <table:table-cell office:value-type="float" office:value="1.56943083376648">
                <text:p>1.56943083376648</text:p>
              </table:table-cell>
              <table:table-cell office:value-type="float" office:value="1720">
                <text:p>1720</text:p>
              </table:table-cell>
              <table:table-cell office:value-type="float" office:value="298.57748907415">
                <text:p>298.577489074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00">
                <text:p>1800</text:p>
              </table:table-cell>
              <table:table-cell office:value-type="float" office:value="320.264951666173">
                <text:p>320.264951666173</text:p>
              </table:table-cell>
              <table:table-cell office:value-type="float" office:value="1720">
                <text:p>1720</text:p>
              </table:table-cell>
              <table:table-cell office:value-type="float" office:value="93.470565099806">
                <text:p>93.470565099806</text:p>
              </table:table-cell>
              <table:table-cell office:value-type="float" office:value="1800">
                <text:p>1800</text:p>
              </table:table-cell>
              <table:table-cell office:value-type="float" office:value="246.171176676799">
                <text:p>246.171176676799</text:p>
              </table:table-cell>
              <table:table-cell office:value-type="float" office:value="1800">
                <text:p>1800</text:p>
              </table:table-cell>
              <table:table-cell office:value-type="float" office:value="1.36761764820444">
                <text:p>1.36761764820444</text:p>
              </table:table-cell>
              <table:table-cell office:value-type="float" office:value="1800">
                <text:p>1800</text:p>
              </table:table-cell>
              <table:table-cell office:value-type="float" office:value="312.464814147366">
                <text:p>312.46481414736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40">
                <text:p>1840</text:p>
              </table:table-cell>
              <table:table-cell office:value-type="float" office:value="296.442835639363">
                <text:p>296.442835639363</text:p>
              </table:table-cell>
              <table:table-cell office:value-type="float" office:value="1800">
                <text:p>1800</text:p>
              </table:table-cell>
              <table:table-cell office:value-type="float" office:value="102.496325079063">
                <text:p>102.496325079063</text:p>
              </table:table-cell>
              <table:table-cell office:value-type="float" office:value="1840">
                <text:p>1840</text:p>
              </table:table-cell>
              <table:table-cell office:value-type="float" office:value="271.863544369965">
                <text:p>271.863544369965</text:p>
              </table:table-cell>
              <table:table-cell office:value-type="float" office:value="1840">
                <text:p>1840</text:p>
              </table:table-cell>
              <table:table-cell office:value-type="float" office:value="1.47751926288024">
                <text:p>1.47751926288024</text:p>
              </table:table-cell>
              <table:table-cell office:value-type="float" office:value="1840">
                <text:p>1840</text:p>
              </table:table-cell>
              <table:table-cell office:value-type="float" office:value="319.408476683974">
                <text:p>319.4084766839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80">
                <text:p>1880</text:p>
              </table:table-cell>
              <table:table-cell office:value-type="float" office:value="315.096239040926">
                <text:p>315.096239040926</text:p>
              </table:table-cell>
              <table:table-cell office:value-type="float" office:value="1840">
                <text:p>1840</text:p>
              </table:table-cell>
              <table:table-cell office:value-type="float" office:value="92.8099462847588">
                <text:p>92.8099462847588</text:p>
              </table:table-cell>
              <table:table-cell office:value-type="float" office:value="1880">
                <text:p>1880</text:p>
              </table:table-cell>
              <table:table-cell office:value-type="float" office:value="261.329682165152">
                <text:p>261.329682165152</text:p>
              </table:table-cell>
              <table:table-cell office:value-type="float" office:value="1880">
                <text:p>1880</text:p>
              </table:table-cell>
              <table:table-cell office:value-type="float" office:value="1.39005150087847">
                <text:p>1.39005150087847</text:p>
              </table:table-cell>
              <table:table-cell office:value-type="float" office:value="1880">
                <text:p>1880</text:p>
              </table:table-cell>
              <table:table-cell office:value-type="float" office:value="326.352139220582">
                <text:p>326.35213922058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20">
                <text:p>1920</text:p>
              </table:table-cell>
              <table:table-cell office:value-type="float" office:value="317.088892375399">
                <text:p>317.088892375399</text:p>
              </table:table-cell>
              <table:table-cell office:value-type="float" office:value="1880">
                <text:p>1880</text:p>
              </table:table-cell>
              <table:table-cell office:value-type="float" office:value="96.5509954350113">
                <text:p>96.5509954350113</text:p>
              </table:table-cell>
              <table:table-cell office:value-type="float" office:value="1920">
                <text:p>1920</text:p>
              </table:table-cell>
              <table:table-cell office:value-type="float" office:value="265.212695941551">
                <text:p>265.212695941551</text:p>
              </table:table-cell>
              <table:table-cell office:value-type="float" office:value="1920">
                <text:p>1920</text:p>
              </table:table-cell>
              <table:table-cell office:value-type="float" office:value="1.38131612469558">
                <text:p>1.38131612469558</text:p>
              </table:table-cell>
              <table:table-cell office:value-type="float" office:value="1920">
                <text:p>1920</text:p>
              </table:table-cell>
              <table:table-cell office:value-type="float" office:value="333.29580175719">
                <text:p>333.295801757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00">
                <text:p>2000</text:p>
              </table:table-cell>
              <table:table-cell office:value-type="float" office:value="328.01260191394">
                <text:p>328.01260191394</text:p>
              </table:table-cell>
              <table:table-cell office:value-type="float" office:value="1920">
                <text:p>1920</text:p>
              </table:table-cell>
              <table:table-cell office:value-type="float" office:value="95.1373796800484">
                <text:p>95.1373796800484</text:p>
              </table:table-cell>
              <table:table-cell office:value-type="float" office:value="2000">
                <text:p>2000</text:p>
              </table:table-cell>
              <table:table-cell office:value-type="float" office:value="267.062910049363">
                <text:p>267.062910049363</text:p>
              </table:table-cell>
              <table:table-cell office:value-type="float" office:value="2000">
                <text:p>2000</text:p>
              </table:table-cell>
              <table:table-cell office:value-type="float" office:value="1.33531455024681">
                <text:p>1.33531455024681</text:p>
              </table:table-cell>
              <table:table-cell office:value-type="float" office:value="2000">
                <text:p>2000</text:p>
              </table:table-cell>
              <table:table-cell office:value-type="float" office:value="347.183126830406">
                <text:p>347.1831268304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40">
                <text:p>2040</text:p>
              </table:table-cell>
              <table:table-cell office:value-type="float" office:value="336.740354906784">
                <text:p>336.740354906784</text:p>
              </table:table-cell>
              <table:table-cell office:value-type="float" office:value="2000">
                <text:p>2000</text:p>
              </table:table-cell>
              <table:table-cell office:value-type="float" office:value="94.478267106042">
                <text:p>94.478267106042</text:p>
              </table:table-cell>
              <table:table-cell office:value-type="float" office:value="2040">
                <text:p>2040</text:p>
              </table:table-cell>
              <table:table-cell office:value-type="float" office:value="265.343902796367">
                <text:p>265.343902796367</text:p>
              </table:table-cell>
              <table:table-cell office:value-type="float" office:value="2040">
                <text:p>2040</text:p>
              </table:table-cell>
              <table:table-cell office:value-type="float" office:value="1.30070540586455">
                <text:p>1.30070540586455</text:p>
              </table:table-cell>
              <table:table-cell office:value-type="float" office:value="2040">
                <text:p>2040</text:p>
              </table:table-cell>
              <table:table-cell office:value-type="float" office:value="354.126789367015">
                <text:p>354.1267893670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80">
                <text:p>2080</text:p>
              </table:table-cell>
              <table:table-cell office:value-type="float" office:value="343.901138255893">
                <text:p>343.901138255893</text:p>
              </table:table-cell>
              <table:table-cell office:value-type="float" office:value="2040">
                <text:p>2040</text:p>
              </table:table-cell>
              <table:table-cell office:value-type="float" office:value="95.09033629133">
                <text:p>95.09033629133</text:p>
              </table:table-cell>
              <table:table-cell office:value-type="float" office:value="2080">
                <text:p>2080</text:p>
              </table:table-cell>
              <table:table-cell office:value-type="float" office:value="264.913342427528">
                <text:p>264.913342427528</text:p>
              </table:table-cell>
              <table:table-cell office:value-type="float" office:value="2080">
                <text:p>2080</text:p>
              </table:table-cell>
              <table:table-cell office:value-type="float" office:value="1.27362183859388">
                <text:p>1.27362183859388</text:p>
              </table:table-cell>
              <table:table-cell office:value-type="float" office:value="2080">
                <text:p>2080</text:p>
              </table:table-cell>
              <table:table-cell office:value-type="float" office:value="361.070451903623">
                <text:p>361.07045190362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20">
                <text:p>2120</text:p>
              </table:table-cell>
              <table:table-cell office:value-type="float" office:value="343.759459597144">
                <text:p>343.759459597144</text:p>
              </table:table-cell>
              <table:table-cell office:value-type="float" office:value="2080">
                <text:p>2080</text:p>
              </table:table-cell>
              <table:table-cell office:value-type="float" office:value="95.2448854351802">
                <text:p>95.2448854351802</text:p>
              </table:table-cell>
              <table:table-cell office:value-type="float" office:value="2120">
                <text:p>2120</text:p>
              </table:table-cell>
              <table:table-cell office:value-type="float" office:value="270.119112093145">
                <text:p>270.119112093145</text:p>
              </table:table-cell>
              <table:table-cell office:value-type="float" office:value="2120">
                <text:p>2120</text:p>
              </table:table-cell>
              <table:table-cell office:value-type="float" office:value="1.27414675515634">
                <text:p>1.27414675515634</text:p>
              </table:table-cell>
              <table:table-cell office:value-type="float" office:value="2120">
                <text:p>2120</text:p>
              </table:table-cell>
              <table:table-cell office:value-type="float" office:value="368.014114440231">
                <text:p>368.0141144402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60">
                <text:p>2160</text:p>
              </table:table-cell>
              <table:table-cell office:value-type="float" office:value="334.135313415393">
                <text:p>334.135313415393</text:p>
              </table:table-cell>
              <table:table-cell office:value-type="float" office:value="2120">
                <text:p>2120</text:p>
              </table:table-cell>
              <table:table-cell office:value-type="float" office:value="93.409313966129">
                <text:p>93.409313966129</text:p>
              </table:table-cell>
              <table:table-cell office:value-type="float" office:value="2160">
                <text:p>2160</text:p>
              </table:table-cell>
              <table:table-cell office:value-type="float" office:value="283.142775401248">
                <text:p>283.142775401248</text:p>
              </table:table-cell>
              <table:table-cell office:value-type="float" office:value="2160">
                <text:p>2160</text:p>
              </table:table-cell>
              <table:table-cell office:value-type="float" office:value="1.31084618241318">
                <text:p>1.31084618241318</text:p>
              </table:table-cell>
              <table:table-cell office:value-type="float" office:value="2160">
                <text:p>2160</text:p>
              </table:table-cell>
              <table:table-cell office:value-type="float" office:value="374.957776976839">
                <text:p>374.95777697683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200">
                <text:p>2200</text:p>
              </table:table-cell>
              <table:table-cell office:value-type="float" office:value="359.828465695111">
                <text:p>359.828465695111</text:p>
              </table:table-cell>
              <table:table-cell office:value-type="float" office:value="2160">
                <text:p>2160</text:p>
              </table:table-cell>
              <table:table-cell office:value-type="float" office:value="89.1127838738046">
                <text:p>89.1127838738046</text:p>
              </table:table-cell>
              <table:table-cell office:value-type="float" office:value="2200">
                <text:p>2200</text:p>
              </table:table-cell>
              <table:table-cell office:value-type="float" office:value="267.794266398166">
                <text:p>267.794266398166</text:p>
              </table:table-cell>
              <table:table-cell office:value-type="float" office:value="2200">
                <text:p>2200</text:p>
              </table:table-cell>
              <table:table-cell office:value-type="float" office:value="1.21724666544621">
                <text:p>1.21724666544621</text:p>
              </table:table-cell>
              <table:table-cell office:value-type="float" office:value="2200">
                <text:p>2200</text:p>
              </table:table-cell>
              <table:table-cell office:value-type="float" office:value="381.901439513447">
                <text:p>381.90143951344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40">
                <text:p>2240</text:p>
              </table:table-cell>
              <table:table-cell office:value-type="float" office:value="370.310861801193">
                <text:p>370.310861801193</text:p>
              </table:table-cell>
              <table:table-cell office:value-type="float" office:value="2200">
                <text:p>2200</text:p>
              </table:table-cell>
              <table:table-cell office:value-type="float" office:value="94.2202433574334">
                <text:p>94.2202433574334</text:p>
              </table:table-cell>
              <table:table-cell office:value-type="float" office:value="2240">
                <text:p>2240</text:p>
              </table:table-cell>
              <table:table-cell office:value-type="float" office:value="264.94496953933">
                <text:p>264.94496953933</text:p>
              </table:table-cell>
              <table:table-cell office:value-type="float" office:value="2240">
                <text:p>2240</text:p>
              </table:table-cell>
              <table:table-cell office:value-type="float" office:value="1.18279004258629">
                <text:p>1.18279004258629</text:p>
              </table:table-cell>
              <table:table-cell office:value-type="float" office:value="2240">
                <text:p>2240</text:p>
              </table:table-cell>
              <table:table-cell office:value-type="float" office:value="388.845102050055">
                <text:p>388.8451020500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80">
                <text:p>2280</text:p>
              </table:table-cell>
              <table:table-cell office:value-type="float" office:value="368.226687406464">
                <text:p>368.226687406464</text:p>
              </table:table-cell>
              <table:table-cell office:value-type="float" office:value="2240">
                <text:p>2240</text:p>
              </table:table-cell>
              <table:table-cell office:value-type="float" office:value="95.2335158264444">
                <text:p>95.2335158264444</text:p>
              </table:table-cell>
              <table:table-cell office:value-type="float" office:value="2280">
                <text:p>2280</text:p>
              </table:table-cell>
              <table:table-cell office:value-type="float" office:value="271.20250491178">
                <text:p>271.20250491178</text:p>
              </table:table-cell>
              <table:table-cell office:value-type="float" office:value="2280">
                <text:p>2280</text:p>
              </table:table-cell>
              <table:table-cell office:value-type="float" office:value="1.1894846706657">
                <text:p>1.1894846706657</text:p>
              </table:table-cell>
              <table:table-cell office:value-type="float" office:value="2280">
                <text:p>2280</text:p>
              </table:table-cell>
              <table:table-cell office:value-type="float" office:value="395.788764586663">
                <text:p>395.78876458666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20">
                <text:p>2320</text:p>
              </table:table-cell>
              <table:table-cell office:value-type="float" office:value="360.708717788222">
                <text:p>360.708717788222</text:p>
              </table:table-cell>
              <table:table-cell office:value-type="float" office:value="2280">
                <text:p>2280</text:p>
              </table:table-cell>
              <table:table-cell office:value-type="float" office:value="93.0361648317674">
                <text:p>93.0361648317674</text:p>
              </table:table-cell>
              <table:table-cell office:value-type="float" office:value="2320">
                <text:p>2320</text:p>
              </table:table-cell>
              <table:table-cell office:value-type="float" office:value="281.712071233223">
                <text:p>281.712071233223</text:p>
              </table:table-cell>
              <table:table-cell office:value-type="float" office:value="2320">
                <text:p>2320</text:p>
              </table:table-cell>
              <table:table-cell office:value-type="float" office:value="1.21427616910872">
                <text:p>1.21427616910872</text:p>
              </table:table-cell>
              <table:table-cell office:value-type="float" office:value="2320">
                <text:p>2320</text:p>
              </table:table-cell>
              <table:table-cell office:value-type="float" office:value="402.732427123271">
                <text:p>402.73242712327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60">
                <text:p>2360</text:p>
              </table:table-cell>
              <table:table-cell office:value-type="float" office:value="383.526830223751">
                <text:p>383.526830223751</text:p>
              </table:table-cell>
              <table:table-cell office:value-type="float" office:value="2320">
                <text:p>2320</text:p>
              </table:table-cell>
              <table:table-cell office:value-type="float" office:value="89.565352451198">
                <text:p>89.565352451198</text:p>
              </table:table-cell>
              <table:table-cell office:value-type="float" office:value="2360">
                <text:p>2360</text:p>
              </table:table-cell>
              <table:table-cell office:value-type="float" office:value="269.519605550659">
                <text:p>269.519605550659</text:p>
              </table:table-cell>
              <table:table-cell office:value-type="float" office:value="2360">
                <text:p>2360</text:p>
              </table:table-cell>
              <table:table-cell office:value-type="float" office:value="1.14203222690957">
                <text:p>1.14203222690957</text:p>
              </table:table-cell>
              <table:table-cell office:value-type="float" office:value="2360">
                <text:p>2360</text:p>
              </table:table-cell>
              <table:table-cell office:value-type="float" office:value="409.67608965988">
                <text:p>409.676089659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00">
                <text:p>2400</text:p>
              </table:table-cell>
              <table:table-cell office:value-type="float" office:value="378.64463776595">
                <text:p>378.64463776595</text:p>
              </table:table-cell>
              <table:table-cell office:value-type="float" office:value="2360">
                <text:p>2360</text:p>
              </table:table-cell>
              <table:table-cell office:value-type="float" office:value="93.6170891843264">
                <text:p>93.6170891843264</text:p>
              </table:table-cell>
              <table:table-cell office:value-type="float" office:value="2400">
                <text:p>2400</text:p>
              </table:table-cell>
              <table:table-cell office:value-type="float" office:value="277.621784426213">
                <text:p>277.621784426213</text:p>
              </table:table-cell>
              <table:table-cell office:value-type="float" office:value="2400">
                <text:p>2400</text:p>
              </table:table-cell>
              <table:table-cell office:value-type="float" office:value="1.15675743510922">
                <text:p>1.15675743510922</text:p>
              </table:table-cell>
              <table:table-cell office:value-type="float" office:value="2400">
                <text:p>2400</text:p>
              </table:table-cell>
              <table:table-cell office:value-type="float" office:value="416.619752196488">
                <text:p>416.6197521964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00">
                <text:p>2400</text:p>
              </table:table-cell>
              <table:table-cell office:value-type="float" office:value="90.8849462296671">
                <text:p>90.8849462296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